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2.0417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2.5701in" fo:break-before="auto" style:use-optimal-row-height="false"/>
    </style:style>
    <style:style style:name="ro38" style:family="table-row">
      <style:table-row-properties style:row-height="1.5752in" fo:break-before="auto" style:use-optimal-row-height="true"/>
    </style:style>
    <style:style style:name="ro39" style:family="table-row">
      <style:table-row-properties style:row-height="0.4555in" fo:break-before="auto" style:use-optimal-row-height="false"/>
    </style:style>
    <style:style style:name="ro40" style:family="table-row">
      <style:table-row-properties style:row-height="2.2799in" fo:break-before="auto" style:use-optimal-row-height="false"/>
    </style:style>
    <style:style style:name="ro41" style:family="table-row">
      <style:table-row-properties style:row-height="1.4193in" fo:break-before="auto" style:use-optimal-row-height="true"/>
    </style:style>
    <style:style style:name="ro47" style:family="table-row">
      <style:table-row-properties style:row-height="1.75in" fo:break-before="auto" style:use-optimal-row-height="false"/>
    </style:style>
    <style:style style:name="ro48" style:family="table-row">
      <style:table-row-properties style:row-height="2.6634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8" style:family="table-cell" style:parent-style-name="Default">
      <style:text-properties style:font-name="arial" fo:font-size="10pt" style:font-size-asian="10pt" style:font-size-complex="10pt"/>
    </style:style>
    <style:style style:name="ce16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8"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219"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2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2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ext-properties style:font-name="arial" fo:font-size="10pt" style:font-name-asian="ＭＳ Ｐゴシック" style:font-size-asian="10pt" style:font-name-complex="Tahoma2" style:font-size-complex="10pt"/>
    </style:style>
    <style:style style:name="ce2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7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8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style-name="ce114"/>
          <table:covered-table-cell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2];[.$L1])" office:value-type="float" office:value="21">
            <text:p>21</text:p>
          </table:table-cell>
          <table:table-cell table:style-name="ce179" table:formula="of:=COUNTIF([.N$7:.N$982];[.$L1])" office:value-type="float" office:value="21">
            <text:p>21</text:p>
          </table:table-cell>
          <table:table-cell table:style-name="ce179" table:formula="of:=COUNTIF([.O$7:.O$982];[.$L1])" office:value-type="float" office:value="0">
            <text:p>0</text:p>
          </table:table-cell>
          <table:table-cell table:style-name="ce179" table:formula="of:=COUNTIF([.P$7:.P$982];[.$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2];[.$L2])" office:value-type="float" office:value="0">
            <text:p>0</text:p>
          </table:table-cell>
          <table:table-cell table:style-name="ce179" table:formula="of:=COUNTIF([.N$7:.N$982];[.$L2])" office:value-type="float" office:value="0">
            <text:p>0</text:p>
          </table:table-cell>
          <table:table-cell table:style-name="ce179" table:formula="of:=COUNTIF([.O$7:.O$982];[.$L2])" office:value-type="float" office:value="0">
            <text:p>0</text:p>
          </table:table-cell>
          <table:table-cell table:style-name="ce179" table:formula="of:=COUNTIF([.P$7:.P$982];[.$L2])" office:value-type="float" office:value="0">
            <text:p>0</text:p>
          </table:table-cell>
          <table:table-cell table:style-name="ce178"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2];[.$L3])" office:value-type="float" office:value="0">
            <text:p>0</text:p>
          </table:table-cell>
          <table:table-cell table:style-name="ce179" table:formula="of:=COUNTIF([.N$7:.N$982];[.$L3])" office:value-type="float" office:value="0">
            <text:p>0</text:p>
          </table:table-cell>
          <table:table-cell table:style-name="ce179" table:formula="of:=COUNTIF([.O$7:.O$982];[.$L3])" office:value-type="float" office:value="0">
            <text:p>0</text:p>
          </table:table-cell>
          <table:table-cell table:style-name="ce179" table:formula="of:=COUNTIF([.P$7:.P$982];[.$L3])" office:value-type="float" office:value="0">
            <text:p>0</text:p>
          </table:table-cell>
          <table:table-cell table:style-name="ce178"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5])" office:value-type="float" office:value="7" table:number-columns-spanned="3" table:number-rows-spanned="1">
            <text:p>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2];[.$L4])" office:value-type="float" office:value="0">
            <text:p>0</text:p>
          </table:table-cell>
          <table:table-cell table:style-name="ce179" table:formula="of:=COUNTIF([.N$7:.N$982];[.$L4])" office:value-type="float" office:value="0">
            <text:p>0</text:p>
          </table:table-cell>
          <table:table-cell table:style-name="ce179" table:formula="of:=COUNTIF([.O$7:.O$982];[.$L4])" office:value-type="float" office:value="0">
            <text:p>0</text:p>
          </table:table-cell>
          <table:table-cell table:style-name="ce179" table:formula="of:=COUNTIF([.P$7:.P$982];[.$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2];[.$L5])" office:value-type="float" office:value="2">
            <text:p>2</text:p>
          </table:table-cell>
          <table:table-cell table:style-name="ce179" table:formula="of:=COUNTIF([.N$7:.N$982];[.$L5])" office:value-type="float" office:value="2">
            <text:p>2</text:p>
          </table:table-cell>
          <table:table-cell table:style-name="ce179" table:formula="of:=COUNTIF([.O$7:.O$982];[.$L5])" office:value-type="float" office:value="0">
            <text:p>0</text:p>
          </table:table-cell>
          <table:table-cell table:style-name="ce179"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table-cell table:style-name="ce53" office:value-type="string">
            <text:p>REG_PLF304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70"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office:value-type="float" office:value="1">
            <text:p>001</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4" table:formula="of:=IF(VALUE(MID([.F10];6;FIND(&quot;:&quot;;[.F10];1)-FIND(&quot; &quot;;[.F10];1)-1))&gt;VALUE(MID([.F9];6;FIND(&quot;:&quot;;[.F9];1)-FIND(&quot; &quot;;[.F9];1)-1));[.C9];[.C9]+1)" office:value-type="float" office:value="1">
            <text:p>001</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office:value-type="float" office:value="1">
            <text:p>001</text:p>
          </table:table-cell>
          <table:table-cell table:style-name="ce126" table:formula="of:=[.B11]" office:value-type="string" office:string-value="REG_PLF304_ECMS_003">
            <text:p>REG_PLF304_ECMS_003</text:p>
          </table:table-cell>
          <table:table-cell table:style-name="ce58" office:value-type="string">
            <text:p>Check rss with special characters</text:p>
          </table:table-cell>
          <table:table-cell table:style-name="ce109"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table:style-name="ce109" office:value-type="string">
            <text:p>Document is edited and published</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table-cell table:style-name="ce53" office:value-type="string">
            <text:p>REG_PLF304_ECMS_003</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2: Check rss with special characters</text:p>
          </table:table-cell>
          <table:table-cell table:style-name="ce170" office:value-type="string">
            <text:p><text:span text:style-name="T2">- Go to acme </text:span><text:span text:style-name="T2">homepage</text:span></text:p>
            <text:p><text:span text:style-name="T2">- Click on the </text:span><text:span text:style-name="T2">rss icon of </text:span><text:span text:style-name="T2">Lastest News </text:span><text:span text:style-name="T2">portlet</text:span></text:p>
          </table:table-cell>
          <table:table-cell table:style-name="ce109" office:value-type="string">
            <text:p>Content displays well. No exception.</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54" office:value-type="float" office:value="1">
            <text:p>001</text:p>
          </table:table-cell>
          <table:table-cell table:style-name="ce126" table:formula="of:=[.B13]" office:value-type="string" office:string-value="REG_PLF304_ECMS_004">
            <text:p>REG_PLF304_ECMS_004</text:p>
          </table:table-cell>
          <table:table-cell table:style-name="ce58" office:value-type="string">
            <text:p>Download attachment in Content Detail portlet</text:p>
          </table:table-cell>
          <table:table-cell table:style-name="ce109"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table:style-name="ce109" office:value-type="string">
            <text:p>The article is created successfully</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table-cell table:style-name="ce53" office:value-type="string">
            <text:p>REG_PLF304_ECMS_004</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2: Create attach file for document</text:p>
          </table:table-cell>
          <table:table-cell table:style-name="ce170" office:value-type="string">
            <text:p><text:span text:style-name="T2">- Select </text:span><text:span text:style-name="T2">Article </text:span><text:span text:style-name="T2">document </text:span><text:span text:style-name="T2">above</text:span></text:p>
            <text:p><text:span text:style-name="T2">- Click Upload </text:span><text:span text:style-name="T2">icon in action </text:span><text:span text:style-name="T2">bar</text:span></text:p>
            <text:p><text:span text:style-name="T2">- Select a pdf </text:span><text:span text:style-name="T2">file to attach </text:span><text:span text:style-name="T2">to the article</text:span></text:p>
            <text:p><text:span text:style-name="T2"/></text:p>
          </table:table-cell>
          <table:table-cell table:style-name="ce109" office:value-type="string">
            <text:p>File is attached for document</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table-cell table:style-name="ce53" office:value-type="string">
            <text:p>REG_PLF304_ECMS_004</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3: Publish file</text:p>
          </table:table-cell>
          <table:table-cell table:style-name="ce170" office:value-type="string">
            <text:p>- Select Article document and publish</text:p>
            <text:p>- Select uploaded file and publish</text:p>
          </table:table-cell>
          <table:table-cell table:style-name="ce109" office:value-type="string">
            <text:p>Both Article document and PDF file are published</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6">
          <table:table-cell table:style-name="ce143" table:formula="of:=IF(VALUE(MID([.F16];6;FIND(&quot;:&quot;;[.F16];1)-FIND(&quot; &quot;;[.F16];1)-1))&gt;VALUE(MID([.F13];6;FIND(&quot;:&quot;;[.F13];1)-FIND(&quot; &quot;;[.F13];1)-1));&quot;&quot;;MAX([.A$7:.A13])+1)">
            <text:p/>
          </table:table-cell>
          <table:table-cell table:style-name="ce53" office:value-type="string">
            <text:p>REG_PLF304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4: Download attachment in Content Detail portlet</text:p>
          </table:table-cell>
          <table:table-cell table:style-name="ce165"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54" office:value-type="float" office:value="1">
            <text:p>001</text:p>
          </table:table-cell>
          <table:table-cell table:style-name="ce126"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5"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office:value-type="string">
            <text:p>just check in standalone</text:p>
          </table:table-cell>
          <table:table-cell table:style-name="ce165" table:number-columns-repeated="1009"/>
        </table:table-row>
        <table:table-row table:style-name="ro23">
          <table:table-cell table:style-name="ce143" table:formula="of:=IF(VALUE(MID([.F18];6;FIND(&quot;:&quot;;[.F18];1)-FIND(&quot; &quot;;[.F18];1)-1))&gt;VALUE(MID([.F17];6;FIND(&quot;:&quot;;[.F17];1)-FIND(&quot; &quot;;[.F17];1)-1));&quot;&quot;;MAX([.A$7:.A17])+1)">
            <text:p/>
          </table:table-cell>
          <table:table-cell table:style-name="ce53" office:value-type="string">
            <text:p>REG_PLF304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8" office:value-type="string">
            <text:p>Step 2: Create Content by URL page</text:p>
          </table:table-cell>
          <table:table-cell table:style-name="ce171"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5" office:value-type="string">
            <text:p>- New page with Content by URL is created</text:p>
            <text:p>- User logs out</text:p>
          </table:table-cell>
          <table:table-cell table:style-name="ce177" office:value-type="string">
            <text:p>High</text:p>
          </table:table-cell>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7">
          <table:table-cell table:style-name="ce143" table:formula="of:=IF(VALUE(MID([.F19];6;FIND(&quot;:&quot;;[.F19];1)-FIND(&quot; &quot;;[.F19];1)-1))&gt;VALUE(MID([.F18];6;FIND(&quot;:&quot;;[.F18];1)-FIND(&quot; &quot;;[.F18];1)-1));&quot;&quot;;MAX([.A$7:.A18])+1)">
            <text:p/>
          </table:table-cell>
          <table:table-cell table:style-name="ce53" office:value-type="string">
            <text:p>REG_PLF304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7"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54" office:value-type="float" office:value="1">
            <text:p>001</text:p>
          </table:table-cell>
          <table:table-cell table:style-name="ce126"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7"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4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7"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22];6;FIND(&quot;:&quot;;[.F22];1)-FIND(&quot; &quot;;[.F22];1)-1))&gt;VALUE(MID([.F21];6;FIND(&quot;:&quot;;[.F21];1)-FIND(&quot; &quot;;[.F21];1)-1));&quot;&quot;;MAX([.A$7:.A21])+1)">
            <text:p/>
          </table:table-cell>
          <table:table-cell table:style-name="ce53" office:value-type="string">
            <text:p>REG_PLF304_ECMS_006</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23];6;FIND(&quot;:&quot;;[.F23];1)-FIND(&quot; &quot;;[.F23];1)-1))&gt;VALUE(MID([.F22];6;FIND(&quot;:&quot;;[.F22];1)-FIND(&quot; &quot;;[.F22];1)-1));&quot;&quot;;MAX([.A$7:.A22])+1)">
            <text:p/>
          </table:table-cell>
          <table:table-cell table:style-name="ce53" office:value-type="string">
            <text:p>REG_PLF304_ECMS_006</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54" office:value-type="float" office:value="1">
            <text:p>001</text:p>
          </table:table-cell>
          <table:table-cell table:style-name="ce126" table:formula="of:=[.B24]"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7"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7"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9">
          <table:table-cell table:style-name="ce143"/>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1"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5" office:value-type="string">
            <text:p>New template is created successfully</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7];6;FIND(&quot;:&quot;;[.F27];1)-FIND(&quot; &quot;;[.F27];1)-1))&gt;VALUE(MID([.F25];6;FIND(&quot;:&quot;;[.F25];1)-FIND(&quot; &quot;;[.F25];1)-1));&quot;&quot;;MAX([.A$7:.A25])+1)">
            <text:p/>
          </table:table-cell>
          <table:table-cell table:style-name="ce53" office:value-type="string">
            <text:p>REG_PLF304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2"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5" office:value-type="string">
            <text:p>Document with new template is created</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0">
          <table:table-cell table:style-name="ce143" table:formula="of:=IF(VALUE(MID([.F28];6;FIND(&quot;:&quot;;[.F28];1)-FIND(&quot; &quot;;[.F28];1)-1))&gt;VALUE(MID([.F27];6;FIND(&quot;:&quot;;[.F27];1)-FIND(&quot; &quot;;[.F27];1)-1));&quot;&quot;;MAX([.A$7:.A27])+1)">
            <text:p/>
          </table:table-cell>
          <table:table-cell table:style-name="ce53" office:value-type="string">
            <text:p>REG_PLF304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3" office:value-type="string">
            <text:p>- Open the document (to view content) and test the body field</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formula="of:=IF(VALUE(MID([.F29];6;FIND(&quot;:&quot;;[.F29];1)-FIND(&quot; &quot;;[.F29];1)-1))&gt;VALUE(MID([.F28];6;FIND(&quot;:&quot;;[.F28];1)-FIND(&quot; &quot;;[.F28];1)-1));&quot;&quot;;MAX([.A$7:.A28])+1)">
            <text:p/>
          </table:table-cell>
          <table:table-cell table:style-name="ce53" office:value-type="string">
            <text:p>REG_PLF304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6: Edit the document</text:p>
          </table:table-cell>
          <table:table-cell table:style-name="ce173" office:value-type="string">
            <text:p>- Click 'Edit document'</text:p>
            <text:p>- Test field body</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1">
          <table:table-cell table:style-name="ce141"/>
          <table:table-cell table:style-name="ce54"/>
          <table:table-cell table:style-name="ce156"/>
          <table:table-cell table:style-name="ce126"/>
          <table:table-cell table:style-name="ce59"/>
          <table:table-cell table:style-name="ce165"/>
          <table:table-cell table:style-name="ce172"/>
          <table:table-cell table:style-name="ce165"/>
          <table:table-cell table:style-name="ce177"/>
          <table:table-cell table:style-name="ce165" table:number-columns-repeated="1015"/>
        </table:table-row>
        <table:table-row table:style-name="ro31" table:number-rows-repeated="2">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4"/>
          <table:table-cell table:style-name="ce156"/>
          <table:table-cell table:style-name="ce126"/>
          <table:table-cell table:style-name="ce59"/>
          <table:table-cell table:style-name="ce168"/>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3"/>
          <table:table-cell table:style-name="ce165"/>
          <table:table-cell table:style-name="ce177"/>
          <table:table-cell table:style-name="ce165" table:number-columns-repeated="1015"/>
        </table:table-row>
        <table:table-row table:style-name="ro7">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68"/>
          <table:table-cell table:number-columns-repeated="1014"/>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2"/>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4"/>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28"/>
          <table:table-cell table:style-name="ce109"/>
          <table:table-cell table:style-name="ce175"/>
          <table:table-cell table:style-name="ce109"/>
          <table:table-cell table:style-name="ce177"/>
          <table:table-cell table:style-name="ce109" table:number-columns-repeated="1015"/>
        </table:table-row>
        <table:table-row table:style-name="ro32">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table-cell table:style-name="ce168"/>
          <table:table-cell table:number-columns-repeated="1013"/>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number-rows-repeated="3">
          <table:table-cell table:style-name="ce109"/>
          <table:table-cell table:style-name="ce53"/>
          <table:table-cell table:style-name="ce156"/>
          <table:table-cell table:style-name="ce126"/>
          <table:table-cell table:style-name="ce12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109" table:number-columns-repeated="2"/>
          <table:table-cell table:style-name="ce173"/>
          <table:table-cell table:style-name="ce109" table:number-columns-repeated="1017"/>
        </table:table-row>
        <table:table-row table:style-name="ro33">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number-columns-repeated="1017"/>
        </table:table-row>
        <table:table-row table:style-name="ro31" table:number-rows-repeated="5">
          <table:table-cell table:style-name="ce109"/>
          <table:table-cell table:style-name="ce53"/>
          <table:table-cell table:style-name="ce156"/>
          <table:table-cell table:style-name="ce126"/>
          <table:table-cell table:style-name="ce128"/>
          <table:table-cell table:style-name="ce109"/>
          <table:table-cell table:style-name="ce172"/>
          <table:table-cell table:style-name="ce109" table:number-columns-repeated="1017"/>
        </table:table-row>
        <table:table-row table:style-name="ro31" table:number-rows-repeated="8">
          <table:table-cell table:style-name="ce109"/>
          <table:table-cell table:style-name="ce58"/>
          <table:table-cell table:style-name="ce109"/>
          <table:table-cell table:style-name="ce128"/>
          <table:table-cell table:style-name="ce109" table:number-columns-repeated="2"/>
          <table:table-cell table:style-name="ce173"/>
          <table:table-cell table:style-name="ce109" table:number-columns-repeated="1017"/>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2">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3];[.$L1])" office:value-type="float" office:value="31">
            <text:p>31</text:p>
          </table:table-cell>
          <table:table-cell table:style-name="ce179" table:formula="of:=COUNTIF([.N$7:.N$983];[.$L1])" office:value-type="float" office:value="31">
            <text:p>31</text:p>
          </table:table-cell>
          <table:table-cell table:style-name="ce179" table:formula="of:=COUNTIF([.O$7:.O$983];[.$L1])" office:value-type="float" office:value="0">
            <text:p>0</text:p>
          </table:table-cell>
          <table:table-cell table:style-name="ce179" table:formula="of:=COUNTIF([.P$7:.P$983];[.$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3];[.$L2])" office:value-type="float" office:value="0">
            <text:p>0</text:p>
          </table:table-cell>
          <table:table-cell table:style-name="ce179" table:formula="of:=COUNTIF([.N$7:.N$983];[.$L2])" office:value-type="float" office:value="0">
            <text:p>0</text:p>
          </table:table-cell>
          <table:table-cell table:style-name="ce179" table:formula="of:=COUNTIF([.O$7:.O$983];[.$L2])" office:value-type="float" office:value="0">
            <text:p>0</text:p>
          </table:table-cell>
          <table:table-cell table:style-name="ce179" table:formula="of:=COUNTIF([.P$7:.P$983];[.$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3];[.$L3])" office:value-type="float" office:value="0">
            <text:p>0</text:p>
          </table:table-cell>
          <table:table-cell table:style-name="ce179" table:formula="of:=COUNTIF([.N$7:.N$983];[.$L3])" office:value-type="float" office:value="0">
            <text:p>0</text:p>
          </table:table-cell>
          <table:table-cell table:style-name="ce179" table:formula="of:=COUNTIF([.O$7:.O$983];[.$L3])" office:value-type="float" office:value="0">
            <text:p>0</text:p>
          </table:table-cell>
          <table:table-cell table:style-name="ce179" table:formula="of:=COUNTIF([.P$7:.P$983];[.$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6])" office:value-type="float" office:value="17" table:number-columns-spanned="3" table:number-rows-spanned="1">
            <text:p>1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3];[.$L4])" office:value-type="float" office:value="0">
            <text:p>0</text:p>
          </table:table-cell>
          <table:table-cell table:style-name="ce179" table:formula="of:=COUNTIF([.N$7:.N$983];[.$L4])" office:value-type="float" office:value="0">
            <text:p>0</text:p>
          </table:table-cell>
          <table:table-cell table:style-name="ce179" table:formula="of:=COUNTIF([.O$7:.O$983];[.$L4])" office:value-type="float" office:value="0">
            <text:p>0</text:p>
          </table:table-cell>
          <table:table-cell table:style-name="ce179" table:formula="of:=COUNTIF([.P$7:.P$983];[.$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3];[.$L5])" office:value-type="float" office:value="6">
            <text:p>6</text:p>
          </table:table-cell>
          <table:table-cell table:style-name="ce179" table:formula="of:=COUNTIF([.N$7:.N$983];[.$L5])" office:value-type="float" office:value="6">
            <text:p>6</text:p>
          </table:table-cell>
          <table:table-cell table:style-name="ce179" table:formula="of:=COUNTIF([.O$7:.O$983];[.$L5])" office:value-type="float" office:value="0">
            <text:p>0</text:p>
          </table:table-cell>
          <table:table-cell table:style-name="ce179"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35">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table-cell table:style-name="ce109" office:value-type="string">
            <text:p>ha.khuat</text:p>
          </table:table-cell>
          <table:table-cell table:style-name="ce109" office:value-type="string">
            <text:p>N/A</text:p>
          </table:table-cell>
          <table:table-cell table:style-name="ce109" office:value-type="string">
            <text:p>N/A</text:p>
          </table:table-cell>
          <table:table-cell table:style-name="ce109" office:value-type="string">
            <text:p>Pt_Br is available</text:p>
          </table:table-cell>
          <table:table-cell table:style-name="ce109" table:number-columns-repeated="1009"/>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table-cell table:style-name="ce53" office:value-type="string">
            <text:p>REG_PLF305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ext:span><text:span text:style-name="T5">this action to </text:span><text:span text:style-name="T5">the view that </text:span><text:span text:style-name="T5">you are using </text:span><text:span text:style-name="T5">if you don't </text:span><text:span text:style-name="T5">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0];6;FIND(&quot;:&quot;;[.F10];1)-FIND(&quot; &quot;;[.F10];1)-1))&gt;VALUE(MID([.F8];6;FIND(&quot;:&quot;;[.F8];1)-FIND(&quot; &quot;;[.F8];1)-1));&quot;&quot;;MAX([.A$7:.A8])+1)">
            <text:p/>
          </table:table-cell>
          <table:table-cell table:style-name="ce53" office:value-type="string">
            <text:p>REG_PLF305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6">
          <table:table-cell table:style-name="ce143"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54"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table-cell table:style-name="ce53" office:value-type="string">
            <text:p>REG_PLF305_ECMS_002</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7">
          <table:table-cell table:style-name="ce143"/>
          <table:table-cell table:style-name="ce53" office:value-type="string">
            <text:p>REG_PLF305_ECMS_002</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54"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Create a document</text:p>
          </table:table-cell>
          <table:table-cell table:style-name="ce165" office:value-type="string">
            <text:p>- Login as root</text:p>
            <text:p>- Go to Content Explorer</text:p>
            <text:p>- Create 1 free layout web-content</text:p>
            <text:p/>
            <text:p/>
          </table:table-cell>
          <table:table-cell table:style-name="ce182" office:value-type="string">
            <text:p>Document is created</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table-cell table:style-name="ce53" office:value-type="string">
            <text:p>REG_PLF305_ECMS_003</text:p>
          </table:table-cell>
          <table:table-cell table:style-name="ce154"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71" office:value-type="string">
            <text:p>Step 2: Edit html document</text:p>
          </table:table-cell>
          <table:table-cell table:style-name="ce165" office:value-type="string">
            <text:p>- Open document above</text:p>
            <text:p><text:span text:style-name="T6">- Right-click </text:span><text:span text:style-name="T6">on </text:span><text:span text:style-name="T6">default.html </text:span><text:span text:style-name="T6">and select </text:span><text:span text:style-name="T6">Edit</text:span></text:p>
            <text:p><text:span text:style-name="T6">- In Edit form, </text:span><text:span text:style-name="T6">edit </text:span><text:span text:style-name="T6">something </text:span></text:p>
            <text:p><text:span text:style-name="T6">- Click Save </text:span><text:span text:style-name="T6">as Draft</text:span></text:p>
          </table:table-cell>
          <table:table-cell table:style-name="ce165" office:value-type="string">
            <text:p>Save successfully. No exception.</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54"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with illustration</text:p>
          </table:table-cell>
          <table:table-cell table:style-name="ce165"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65" office:value-type="string">
            <text:p>New free layout webcontent is created</text:p>
          </table:table-cell>
          <table:table-cell table:style-name="ce177"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table-cell table:style-name="ce53" office:value-type="string">
            <text:p>REG_PLF305_ECMS_004</text:p>
          </table:table-cell>
          <table:table-cell table:style-name="ce154"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65" office:value-type="string">
            <text:p>Step 2:Verify illustration </text:p>
          </table:table-cell>
          <table:table-cell table:style-name="ce171" office:value-type="string">
            <text:p>- Select this webcontent </text:p>
            <text:p>- Go to medias/images/illustration</text:p>
          </table:table-cell>
          <table:table-cell table:style-name="ce165" office:value-type="string">
            <text:p>The uploaded illustration image is located in this folder.</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54"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text:p>
          </table:table-cell>
          <table:table-cell table:style-name="ce165" office:value-type="string">
            <text:p>- Login and navigate to Site Management/acme/documents in Content Explorer</text:p>
            <text:p>- Create a document and save </text:p>
            <text:p/>
          </table:table-cell>
          <table:table-cell table:style-name="ce165" office:value-type="string">
            <text:p>New document is created successfully</text:p>
          </table:table-cell>
          <table:table-cell table:style-name="ce177" office:value-type="string">
            <text:p>High</text:p>
          </table:table-cell>
          <table:table-cell table:style-name="ce165" office:value-type="string">
            <text:p>ECMS-1998</text:p>
            <text:p>CCP-79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8">
          <table:table-cell table:style-name="ce143"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7"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54"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65" office:value-type="string">
            <text:p>Free layout web content is created</text:p>
          </table:table-cell>
          <table:table-cell table:style-name="ce177" office:value-type="string">
            <text:p>Medium</text:p>
          </table:table-cell>
          <table:table-cell table:style-name="ce165" office:value-type="string">
            <text:p>ECMS-2024</text:p>
            <text:p>CCP-81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7">long </text:span><text:span text:style-name="T7">comment</text:span> for the web content</text:p>
            <text:p>- Save the comment</text:p>
          </table:table-cell>
          <table:table-cell table:style-name="ce165" office:value-type="string">
            <text:p>Comment is saved and is shown below document's content</text:p>
          </table:table-cell>
          <table:table-cell table:style-name="ce177"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7" office:value-type="string">
            <text:p>Medium</text:p>
          </table:table-cell>
          <table:table-cell table:style-name="ce165"/>
          <table:table-cell table:style-name="ce165" office:value-type="string">
            <text:p>User has no way to view the whole comm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54"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text:p>
            <text:p>- Save</text:p>
            <text:p/>
          </table:table-cell>
          <table:table-cell table:style-name="ce165" office:value-type="string">
            <text:p>New free layout web content is created</text:p>
            <text:p/>
          </table:table-cell>
          <table:table-cell table:style-name="ce177" office:value-type="string">
            <text:p>High</text:p>
          </table:table-cell>
          <table:table-cell table:style-name="ce165" office:value-type="string">
            <text:p>ECMS-2072</text:p>
            <text:p>CCP-844</text:p>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office:value-type="string">
            <text:p>N/A due to now Free layout not displayed as a folder to choose child node any more</text:p>
          </table:table-cell>
          <table:table-cell table:style-name="ce165" table:number-columns-repeated="1009"/>
        </table:table-row>
        <table:table-row table:style-name="ro39">
          <table:table-cell table:style-name="ce143"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Upload image file in webcontent</text:p>
          </table:table-cell>
          <table:table-cell table:style-name="ce165" office:value-type="string">
            <text:p>- Select created web-content above</text:p>
            <text:p>- Select 1 file to upload into webcontent</text:p>
          </table:table-cell>
          <table:table-cell table:style-name="ce165" office:value-type="string">
            <text:p>Uploaded file is child node of free layout web content</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17">
          <table:table-cell table:style-name="ce143"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40">
          <table:table-cell table:style-name="ce143"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5">
          <table:table-cell table:style-name="ce143"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54"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5: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7" office:value-type="string">
            <text:p>High</text:p>
          </table:table-cell>
          <table:table-cell table:style-name="ce165"/>
          <table:table-cell table:style-name="ce165" office:value-type="string">
            <text:p>Empty main content</text:p>
          </table:table-cell>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54"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65" office:value-type="string">
            <text:p>Documents folder is locked</text:p>
          </table:table-cell>
          <table:table-cell table:style-name="ce177" office:value-type="string">
            <text:p>Medium</text:p>
          </table:table-cell>
          <table:table-cell table:style-name="ce165" office:value-type="string">
            <text:p>ECMS-2079</text:p>
            <text:p>CCP-848</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54"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Select the locked folder</text:p>
            <text:p>- Create a document </text:p>
            <text:p>- Save &amp; close</text:p>
          </table:table-cell>
          <table:table-cell table:style-name="ce165" office:value-type="string">
            <text:p>New document is created in locked folder</text:p>
          </table:table-cell>
          <table:table-cell table:style-name="ce177"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8">(</text:span>do not use menu Manage Publication<text:span text:style-name="T8">)</text:span></text:p>
          </table:table-cell>
          <table:table-cell table:style-name="ce165" office:value-type="string">
            <text:p>The document is published successfully. No exception.</text:p>
          </table:table-cell>
          <table:table-cell table:style-name="ce177"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54"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7"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41">
          <table:table-cell table:style-name="ce143"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7"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7"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54"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7" office:value-type="string">
            <text:p>High</text:p>
          </table:table-cell>
          <table:table-cell table:style-name="ce168" office:value-type="string">
            <text:p>ECMS-2090</text:p>
            <text:p>CCP-707</text:p>
          </table:table-cell>
          <table:table-cell table:style-name="ce168" office:value-type="string">
            <text:p>Not translated</text:p>
          </table:table-cell>
          <table:table-cell office:value-type="string">
            <text:p>ha.khuat</text:p>
          </table:table-cell>
          <table:table-cell table:number-columns-repeated="2" office:value-type="string">
            <text:p>Passed</text:p>
          </table:table-cell>
          <table:table-cell table:number-columns-repeated="1010"/>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54"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7"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54"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77"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2">
          <table:table-cell table:style-name="ce143"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54"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text:span><text:span text:style-name="T7">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7"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54"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7"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office:value-type="string">
            <text:p>ha.khuat</text:p>
          </table:table-cell>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54"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70"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09" office:value-type="string">
            <text:p>The File Upload pop-up closes. The uploaded file is listed in WCM Content Selector windows.</text:p>
          </table:table-cell>
          <table:table-cell table:style-name="ce177" office:value-type="string">
            <text:p>Medium</text:p>
          </table:table-cell>
          <table:table-cell table:style-name="ce109"/>
          <table:table-cell/>
          <table:table-cell table:style-name="ce109" office:value-type="string">
            <text:p>ha.khuat</text:p>
          </table:table-cell>
          <table:table-cell table:style-name="ce109" table:number-columns-repeated="1012"/>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54"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7"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office:value-type="string">
            <text:p>ha.khuat</text:p>
          </table:table-cell>
          <table:table-cell table:style-name="ce109"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54"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7" office:value-type="string">
            <text:p>Medium</text:p>
          </table:table-cell>
          <table:table-cell table:style-name="ce109"/>
          <table:table-cell/>
          <table:table-cell table:style-name="ce109" office:value-type="string">
            <text:p>ha.khuat</text:p>
          </table:table-cell>
          <table:table-cell table:style-name="ce109" table:number-columns-repeated="1012"/>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54"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7" office:value-type="string">
            <text:p>High</text:p>
          </table:table-cell>
          <table:table-cell table:style-name="ce109" office:value-type="string">
            <text:p>ECMS-2174</text:p>
            <text:p>CCP-902</text:p>
          </table:table-cell>
          <table:table-cell table:style-name="ce109"/>
          <table:table-cell table:style-name="ce109" office:value-type="string">
            <text:p>ha.khuat</text:p>
          </table:table-cell>
          <table:table-cell table:style-name="ce109" table:number-columns-repeated="1012"/>
        </table:table-row>
        <table:table-row table:style-name="ro25">
          <table:table-cell table:style-name="ce143"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54"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70"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09" office:value-type="string">
            <text:p>The javascript does not get executed. There is no message box 'java script executed' displays</text:p>
          </table:table-cell>
          <table:table-cell table:style-name="ce177"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office:value-type="string">
            <text:p>ha.khuat</text:p>
          </table:table-cell>
          <table:table-cell table:style-name="ce109" table:number-columns-repeated="1012"/>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54"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7" office:value-type="string">
            <text:p>High</text:p>
          </table:table-cell>
          <table:table-cell table:style-name="ce109" office:value-type="string">
            <text:p>ECMS-2175</text:p>
            <text:p>CCP-903</text:p>
          </table:table-cell>
          <table:table-cell table:style-name="ce109"/>
          <table:table-cell table:style-name="ce109" office:value-type="string">
            <text:p>ha.khuat</text:p>
          </table:table-cell>
          <table:table-cell table:style-name="ce109" table:number-columns-repeated="1012"/>
        </table:table-row>
        <table:table-row table:style-name="ro25">
          <table:table-cell table:style-name="ce143"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54"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70" office:value-type="string">
            <text:p><text:span text:style-name="T2">- Click </text:span><text:span text:style-name="T9">Add a </text:span><text:span text:style-name="T9">new property </text:span><text:span text:style-name="T10">tab</text:span></text:p>
            <text:p><text:span text:style-name="T10">-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09" office:value-type="string">
            <text:p>New property is listed in <text:s/>View Node Properties tab</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table:number-columns-repeated="1012"/>
        </table:table-row>
        <table:table-row table:style-name="ro17">
          <table:table-cell table:style-name="ce143"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54"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table:number-columns-repeated="1012"/>
        </table:table-row>
        <table:table-row table:style-name="ro33">
          <table:table-cell table:style-name="ce143"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54"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table:number-columns-repeated="1012"/>
        </table:table-row>
        <table:table-row table:style-name="ro28">
          <table:table-cell table:style-name="ce143"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54"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table:number-columns-repeated="1012"/>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54"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54"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54"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1" table:number-rows-repeated="2">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31"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79];[.$L1])" office:value-type="float" office:value="0">
            <text:p>0</text:p>
          </table:table-cell>
          <table:table-cell table:style-name="ce179" table:formula="of:=COUNTIF([.N$7:.N$979];[.$L1])" office:value-type="float" office:value="0">
            <text:p>0</text:p>
          </table:table-cell>
          <table:table-cell table:style-name="ce179" table:formula="of:=COUNTIF([.O$7:.O$979];[.$L1])" office:value-type="float" office:value="0">
            <text:p>0</text:p>
          </table:table-cell>
          <table:table-cell table:style-name="ce179" table:formula="of:=COUNTIF([.P$7:.P$979];[.$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79];[.$L2])" office:value-type="float" office:value="0">
            <text:p>0</text:p>
          </table:table-cell>
          <table:table-cell table:style-name="ce179" table:formula="of:=COUNTIF([.N$7:.N$979];[.$L2])" office:value-type="float" office:value="0">
            <text:p>0</text:p>
          </table:table-cell>
          <table:table-cell table:style-name="ce179" table:formula="of:=COUNTIF([.O$7:.O$979];[.$L2])" office:value-type="float" office:value="0">
            <text:p>0</text:p>
          </table:table-cell>
          <table:table-cell table:style-name="ce179" table:formula="of:=COUNTIF([.P$7:.P$979];[.$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79];[.$L3])" office:value-type="float" office:value="0">
            <text:p>0</text:p>
          </table:table-cell>
          <table:table-cell table:style-name="ce179" table:formula="of:=COUNTIF([.N$7:.N$979];[.$L3])" office:value-type="float" office:value="0">
            <text:p>0</text:p>
          </table:table-cell>
          <table:table-cell table:style-name="ce179" table:formula="of:=COUNTIF([.O$7:.O$979];[.$L3])" office:value-type="float" office:value="0">
            <text:p>0</text:p>
          </table:table-cell>
          <table:table-cell table:style-name="ce179" table:formula="of:=COUNTIF([.P$7:.P$979];[.$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79];[.$L4])" office:value-type="float" office:value="0">
            <text:p>0</text:p>
          </table:table-cell>
          <table:table-cell table:style-name="ce179" table:formula="of:=COUNTIF([.N$7:.N$979];[.$L4])" office:value-type="float" office:value="0">
            <text:p>0</text:p>
          </table:table-cell>
          <table:table-cell table:style-name="ce179" table:formula="of:=COUNTIF([.O$7:.O$979];[.$L4])" office:value-type="float" office:value="0">
            <text:p>0</text:p>
          </table:table-cell>
          <table:table-cell table:style-name="ce179" table:formula="of:=COUNTIF([.P$7:.P$979];[.$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79];[.$L5])" office:value-type="float" office:value="0">
            <text:p>0</text:p>
          </table:table-cell>
          <table:table-cell table:style-name="ce179" table:formula="of:=COUNTIF([.N$7:.N$979];[.$L5])" office:value-type="float" office:value="0">
            <text:p>0</text:p>
          </table:table-cell>
          <table:table-cell table:style-name="ce179" table:formula="of:=COUNTIF([.O$7:.O$979];[.$L5])" office:value-type="float" office:value="0">
            <text:p>0</text:p>
          </table:table-cell>
          <table:table-cell table:style-name="ce179"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17">
          <table:table-cell table:style-name="ce183" office:value-type="float" office:value="1">
            <text:p>001</text:p>
          </table:table-cell>
          <table:table-cell table:style-name="ce184"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1" office:value-type="string">
            <text:p><text:span text:style-name="T2">- Go to </text:span><text:span text:style-name="T9">Content </text:span><text:span text:style-name="T9">Administrati</text:span><text:span text:style-name="T9">on → </text:span><text:span text:style-name="T9">Categories&amp;</text:span><text:span text:style-name="T9">Tags</text:span></text:p>
            <text:p><text:span text:style-name="T2">- Go to </text:span><text:span text:style-name="T9">Manage </text:span><text:span text:style-name="T9">Categories</text:span></text:p>
            <text:p><text:span text:style-name="T2">- Click on </text:span><text:span text:style-name="T9">Edit</text:span><text:span text:style-name="T2"> </text:span><text:span text:style-name="T2">icon of 1 </text:span><text:span text:style-name="T2">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office:value-type="string">
            <text:p>ha.khuat</text:p>
          </table:table-cell>
          <table:table-cell table:style-name="ce188" table:number-columns-repeated="5"/>
          <table:table-cell table:number-columns-repeated="1007"/>
        </table:table-row>
        <table:table-row table:style-name="ro28">
          <table:table-cell table:style-name="ce183" table:formula="of:=IF(VALUE(MID([.F8];6;FIND(&quot;:&quot;;[.F8];1)-FIND(&quot; &quot;;[.F8];1)-1))&gt;VALUE(MID([.F7];6;FIND(&quot;:&quot;;[.F7];1)-FIND(&quot; &quot;;[.F7];1)-1));&quot;&quot;;MAX([.A$7:.A7])+1)">
            <text:p/>
          </table:table-cell>
          <table:table-cell table:style-name="ce185" office:value-type="string">
            <text:p>REG_PLF306_ECMS_001</text:p>
          </table:table-cell>
          <table:table-cell table:style-name="ce186"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7">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88"/>
          <table:table-cell table:style-name="ce165" office:value-type="string">
            <text:p>ha.khuat</text:p>
          </table:table-cell>
          <table:table-cell table:style-name="ce165" table:number-columns-repeated="1012"/>
        </table:table-row>
        <table:table-row table:style-name="ro17">
          <table:table-cell table:style-name="ce183" table:formula="of:=IF(VALUE(MID([.F9];6;FIND(&quot;:&quot;;[.F9];1)-FIND(&quot; &quot;;[.F9];1)-1))&gt;VALUE(MID([.F8];6;FIND(&quot;:&quot;;[.F8];1)-FIND(&quot; &quot;;[.F8];1)-1));&quot;&quot;;MAX([.A$7:.A8])+1)">
            <text:p/>
          </table:table-cell>
          <table:table-cell table:style-name="ce185" office:value-type="string">
            <text:p>REG_PLF306_ECMS_001</text:p>
          </table:table-cell>
          <table:table-cell table:style-name="ce186"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7">Category </text:span><text:span text:style-name="T7">Name </text:span><text:span text:style-name="T4">field, </text:span><text:span text:style-name="T4">put the name </text:span><text:span text:style-name="T4">of category is </text:span><text:span text:style-name="T4">greater than </text:span><text:span text:style-name="T4">30 characters </text:span><text:span text:style-name="T4">(and less than </text:span><text:span text:style-name="T4">150) </text:span></text:p>
            <text:p><text:span text:style-name="T4">- Click Save </text:span><text:span text:style-name="T4">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table-cell table:style-name="ce165" office:value-type="string">
            <text:p>ha.khuat</text:p>
          </table:table-cell>
          <table:table-cell table:style-name="ce165" table:number-columns-repeated="1012"/>
        </table:table-row>
        <table:table-row table:style-name="ro22">
          <table:table-cell table:style-name="ce183" table:formula="of:=IF(VALUE(MID([.F10];6;FIND(&quot;:&quot;;[.F10];1)-FIND(&quot; &quot;;[.F10];1)-1))&gt;VALUE(MID([.F9];6;FIND(&quot;:&quot;;[.F9];1)-FIND(&quot; &quot;;[.F9];1)-1));&quot;&quot;;MAX([.A$7:.A9])+1)" office:value-type="float" office:value="2">
            <text:p>002</text:p>
          </table:table-cell>
          <table:table-cell table:style-name="ce184" office:value-type="string">
            <text:p>REG_PLF306_ECMS_002</text:p>
          </table:table-cell>
          <table:table-cell table:style-name="ce186"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88"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office:value-type="string">
            <text:p>ha.khuat</text:p>
          </table:table-cell>
          <table:table-cell table:style-name="ce165" table:number-columns-repeated="1012"/>
        </table:table-row>
        <table:table-row table:style-name="ro25">
          <table:table-cell table:style-name="ce183" table:formula="of:=IF(VALUE(MID([.F11];6;FIND(&quot;:&quot;;[.F11];1)-FIND(&quot; &quot;;[.F11];1)-1))&gt;VALUE(MID([.F10];6;FIND(&quot;:&quot;;[.F10];1)-FIND(&quot; &quot;;[.F10];1)-1));&quot;&quot;;MAX([.A$7:.A10])+1)">
            <text:p/>
          </table:table-cell>
          <table:table-cell table:style-name="ce185" office:value-type="string">
            <text:p>REG_PLF306_ECMS_002</text:p>
          </table:table-cell>
          <table:table-cell table:style-name="ce186"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47">
          <table:table-cell table:style-name="ce183" table:formula="of:=IF(VALUE(MID([.F12];6;FIND(&quot;:&quot;;[.F12];1)-FIND(&quot; &quot;;[.F12];1)-1))&gt;VALUE(MID([.F11];6;FIND(&quot;:&quot;;[.F11];1)-FIND(&quot; &quot;;[.F11];1)-1));&quot;&quot;;MAX([.A$7:.A11])+1)">
            <text:p/>
          </table:table-cell>
          <table:table-cell table:style-name="ce185" office:value-type="string">
            <text:p>REG_PLF306_ECMS_002</text:p>
          </table:table-cell>
          <table:table-cell table:style-name="ce186"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9">
          <table:table-cell table:style-name="ce183" table:formula="of:=IF(VALUE(MID([.F13];6;FIND(&quot;:&quot;;[.F13];1)-FIND(&quot; &quot;;[.F13];1)-1))&gt;VALUE(MID([.F12];6;FIND(&quot;:&quot;;[.F12];1)-FIND(&quot; &quot;;[.F12];1)-1));&quot;&quot;;MAX([.A$7:.A12])+1)" office:value-type="float" office:value="3">
            <text:p>003</text:p>
          </table:table-cell>
          <table:table-cell table:style-name="ce184" office:value-type="string">
            <text:p>REG_PLF306_ECMS_003</text:p>
          </table:table-cell>
          <table:table-cell table:style-name="ce186"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office:value-type="string">
            <text:p>ha.khuat</text:p>
          </table:table-cell>
          <table:table-cell table:style-name="ce165" table:number-columns-repeated="1012"/>
        </table:table-row>
        <table:table-row table:style-name="ro9">
          <table:table-cell table:style-name="ce183" table:formula="of:=IF(VALUE(MID([.F14];6;FIND(&quot;:&quot;;[.F14];1)-FIND(&quot; &quot;;[.F14];1)-1))&gt;VALUE(MID([.F13];6;FIND(&quot;:&quot;;[.F13];1)-FIND(&quot; &quot;;[.F13];1)-1));&quot;&quot;;MAX([.A$7:.A13])+1)">
            <text:p/>
          </table:table-cell>
          <table:table-cell table:style-name="ce185" office:value-type="string">
            <text:p>REG_PLF306_ECMS_003</text:p>
          </table:table-cell>
          <table:table-cell table:style-name="ce186"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2">
          <table:table-cell table:style-name="ce183" table:formula="of:=IF(VALUE(MID([.F15];6;FIND(&quot;:&quot;;[.F15];1)-FIND(&quot; &quot;;[.F15];1)-1))&gt;VALUE(MID([.F14];6;FIND(&quot;:&quot;;[.F14];1)-FIND(&quot; &quot;;[.F14];1)-1));&quot;&quot;;MAX([.A$7:.A14])+1)" office:value-type="float" office:value="4">
            <text:p>004</text:p>
          </table:table-cell>
          <table:table-cell table:style-name="ce184" office:value-type="string">
            <text:p>REG_PLF306_ECMS_004</text:p>
          </table:table-cell>
          <table:table-cell table:style-name="ce186"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office:value-type="string">
            <text:p>ha.khuat</text:p>
          </table:table-cell>
          <table:table-cell table:style-name="ce165" table:number-columns-repeated="1012"/>
        </table:table-row>
        <table:table-row table:style-name="ro28">
          <table:table-cell table:style-name="ce183" table:formula="of:=IF(VALUE(MID([.F16];6;FIND(&quot;:&quot;;[.F16];1)-FIND(&quot; &quot;;[.F16];1)-1))&gt;VALUE(MID([.F15];6;FIND(&quot;:&quot;;[.F15];1)-FIND(&quot; &quot;;[.F15];1)-1));&quot;&quot;;MAX([.A$7:.A15])+1)">
            <text:p/>
          </table:table-cell>
          <table:table-cell table:style-name="ce185" office:value-type="string">
            <text:p>REG_PLF306_ECMS_004</text:p>
          </table:table-cell>
          <table:table-cell table:style-name="ce186"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1"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8">
          <table:table-cell table:style-name="ce183" table:formula="of:=IF(VALUE(MID([.F17];6;FIND(&quot;:&quot;;[.F17];1)-FIND(&quot; &quot;;[.F17];1)-1))&gt;VALUE(MID([.F16];6;FIND(&quot;:&quot;;[.F16];1)-FIND(&quot; &quot;;[.F16];1)-1));&quot;&quot;;MAX([.A$7:.A16])+1)">
            <text:p/>
          </table:table-cell>
          <table:table-cell table:style-name="ce185" office:value-type="string">
            <text:p>REG_PLF306_ECMS_004</text:p>
          </table:table-cell>
          <table:table-cell table:style-name="ce186"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17">
          <table:table-cell table:style-name="ce183" table:formula="of:=IF(VALUE(MID([.F18];6;FIND(&quot;:&quot;;[.F18];1)-FIND(&quot; &quot;;[.F18];1)-1))&gt;VALUE(MID([.F17];6;FIND(&quot;:&quot;;[.F17];1)-FIND(&quot; &quot;;[.F17];1)-1));&quot;&quot;;MAX([.A$7:.A17])+1)">
            <text:p/>
          </table:table-cell>
          <table:table-cell table:style-name="ce185" office:value-type="string">
            <text:p>REG_PLF306_ECMS_004</text:p>
          </table:table-cell>
          <table:table-cell table:style-name="ce186"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48">
          <table:table-cell table:style-name="ce183" table:formula="of:=IF(VALUE(MID([.F19];6;FIND(&quot;:&quot;;[.F19];1)-FIND(&quot; &quot;;[.F19];1)-1))&gt;VALUE(MID([.F18];6;FIND(&quot;:&quot;;[.F18];1)-FIND(&quot; &quot;;[.F18];1)-1));&quot;&quot;;MAX([.A$7:.A18])+1)" office:value-type="float" office:value="5">
            <text:p>005</text:p>
          </table:table-cell>
          <table:table-cell table:style-name="ce184" office:value-type="string">
            <text:p>REG_PLF306_ECMS_005</text:p>
          </table:table-cell>
          <table:table-cell table:style-name="ce186"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office:value-type="string">
            <text:p>ha.khuat</text:p>
          </table:table-cell>
          <table:table-cell table:style-name="ce165" table:number-columns-repeated="1012"/>
        </table:table-row>
        <table:table-row table:style-name="ro25">
          <table:table-cell table:style-name="ce183" table:formula="of:=IF(VALUE(MID([.F20];6;FIND(&quot;:&quot;;[.F20];1)-FIND(&quot; &quot;;[.F20];1)-1))&gt;VALUE(MID([.F19];6;FIND(&quot;:&quot;;[.F19];1)-FIND(&quot; &quot;;[.F19];1)-1));&quot;&quot;;MAX([.A$7:.A19])+1)">
            <text:p/>
          </table:table-cell>
          <table:table-cell table:style-name="ce185" office:value-type="string">
            <text:p>REG_PLF306_ECMS_005</text:p>
          </table:table-cell>
          <table:table-cell table:style-name="ce186"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3">
          <table:table-cell table:style-name="ce183" table:formula="of:=IF(VALUE(MID([.F21];6;FIND(&quot;:&quot;;[.F21];1)-FIND(&quot; &quot;;[.F21];1)-1))&gt;VALUE(MID([.F20];6;FIND(&quot;:&quot;;[.F20];1)-FIND(&quot; &quot;;[.F20];1)-1));&quot;&quot;;MAX([.A$7:.A20])+1)">
            <text:p/>
          </table:table-cell>
          <table:table-cell table:style-name="ce185" office:value-type="string">
            <text:p>REG_PLF306_ECMS_005</text:p>
          </table:table-cell>
          <table:table-cell table:style-name="ce186"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office:value-type="string">
            <text:p>ha.khuat</text:p>
          </table:table-cell>
          <table:table-cell table:style-name="ce165" table:number-columns-repeated="1012"/>
        </table:table-row>
        <table:table-row table:style-name="ro17">
          <table:table-cell table:style-name="ce183" table:formula="of:=IF(VALUE(MID([.F22];6;FIND(&quot;:&quot;;[.F22];1)-FIND(&quot; &quot;;[.F22];1)-1))&gt;VALUE(MID([.F21];6;FIND(&quot;:&quot;;[.F21];1)-FIND(&quot; &quot;;[.F21];1)-1));&quot;&quot;;MAX([.A$7:.A21])+1)" office:value-type="float" office:value="6">
            <text:p>006</text:p>
          </table:table-cell>
          <table:table-cell table:style-name="ce184" office:value-type="string">
            <text:p>REG_PLF306_ECMS_006</text:p>
          </table:table-cell>
          <table:table-cell table:style-name="ce186"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table-cell table:style-name="ce165" office:value-type="string">
            <text:p>ha.khuat</text:p>
          </table:table-cell>
          <table:table-cell table:style-name="ce165" table:number-columns-repeated="1012"/>
        </table:table-row>
        <table:table-row table:style-name="ro25">
          <table:table-cell table:style-name="ce183" table:formula="of:=IF(VALUE(MID([.F23];6;FIND(&quot;:&quot;;[.F23];1)-FIND(&quot; &quot;;[.F23];1)-1))&gt;VALUE(MID([.F22];6;FIND(&quot;:&quot;;[.F22];1)-FIND(&quot; &quot;;[.F22];1)-1));&quot;&quot;;MAX([.A$7:.A22])+1)">
            <text:p/>
          </table:table-cell>
          <table:table-cell table:style-name="ce185" office:value-type="string">
            <text:p>REG_PLF306_ECMS_006</text:p>
          </table:table-cell>
          <table:table-cell table:style-name="ce186"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office:value-type="string">
            <text:p>ha.khuat</text:p>
          </table:table-cell>
          <table:table-cell table:style-name="ce165" table:number-columns-repeated="1012"/>
        </table:table-row>
        <table:table-row table:style-name="ro17">
          <table:table-cell table:style-name="ce183" table:formula="of:=IF(VALUE(MID([.F24];6;FIND(&quot;:&quot;;[.F24];1)-FIND(&quot; &quot;;[.F24];1)-1))&gt;VALUE(MID([.F23];6;FIND(&quot;:&quot;;[.F23];1)-FIND(&quot; &quot;;[.F23];1)-1));&quot;&quot;;MAX([.A$7:.A23])+1)">
            <text:p/>
          </table:table-cell>
          <table:table-cell table:style-name="ce185" office:value-type="string">
            <text:p>REG_PLF306_ECMS_006</text:p>
          </table:table-cell>
          <table:table-cell table:style-name="ce186"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office:value-type="string">
            <text:p>ha.khuat</text:p>
          </table:table-cell>
          <table:table-cell table:style-name="ce165" table:number-columns-repeated="1012"/>
        </table:table-row>
        <table:table-row table:style-name="ro25">
          <table:table-cell table:style-name="ce183" table:formula="of:=IF(VALUE(MID([.F25];6;FIND(&quot;:&quot;;[.F25];1)-FIND(&quot; &quot;;[.F25];1)-1))&gt;VALUE(MID([.F24];6;FIND(&quot;:&quot;;[.F24];1)-FIND(&quot; &quot;;[.F24];1)-1));&quot;&quot;;MAX([.A$7:.A24])+1)" office:value-type="float" office:value="7">
            <text:p>007</text:p>
          </table:table-cell>
          <table:table-cell table:style-name="ce184" office:value-type="string">
            <text:p>REG_PLF306_ECMS_007</text:p>
          </table:table-cell>
          <table:table-cell table:style-name="ce186"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office:value-type="string">
            <text:p>ha.khuat</text:p>
          </table:table-cell>
          <table:table-cell table:style-name="ce165" table:number-columns-repeated="1012"/>
        </table:table-row>
        <table:table-row table:style-name="ro28">
          <table:table-cell table:style-name="ce183" table:formula="of:=IF(VALUE(MID([.F26];6;FIND(&quot;:&quot;;[.F26];1)-FIND(&quot; &quot;;[.F26];1)-1))&gt;VALUE(MID([.F25];6;FIND(&quot;:&quot;;[.F25];1)-FIND(&quot; &quot;;[.F25];1)-1));&quot;&quot;;MAX([.A$7:.A25])+1)">
            <text:p/>
          </table:table-cell>
          <table:table-cell table:style-name="ce185" office:value-type="string">
            <text:p>REG_PLF306_ECMS_007</text:p>
          </table:table-cell>
          <table:table-cell table:style-name="ce186"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2">
          <table:table-cell table:style-name="ce183" table:formula="of:=IF(VALUE(MID([.F27];6;FIND(&quot;:&quot;;[.F27];1)-FIND(&quot; &quot;;[.F27];1)-1))&gt;VALUE(MID([.F26];6;FIND(&quot;:&quot;;[.F26];1)-FIND(&quot; &quot;;[.F26];1)-1));&quot;&quot;;MAX([.A$7:.A26])+1)">
            <text:p/>
          </table:table-cell>
          <table:table-cell table:style-name="ce185" office:value-type="string">
            <text:p>REG_PLF306_ECMS_007</text:p>
          </table:table-cell>
          <table:table-cell table:style-name="ce186"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office:value-type="string">
            <text:p>ha.khuat</text:p>
          </table:table-cell>
          <table:table-cell table:style-name="ce165" table:number-columns-repeated="1012"/>
        </table:table-row>
        <table:table-row table:style-name="ro17">
          <table:table-cell table:style-name="ce183" table:formula="of:=IF(VALUE(MID([.F28];6;FIND(&quot;:&quot;;[.F28];1)-FIND(&quot; &quot;;[.F28];1)-1))&gt;VALUE(MID([.F27];6;FIND(&quot;:&quot;;[.F27];1)-FIND(&quot; &quot;;[.F27];1)-1));&quot;&quot;;MAX([.A$7:.A27])+1)" office:value-type="float" office:value="8">
            <text:p>008</text:p>
          </table:table-cell>
          <table:table-cell table:style-name="ce184" office:value-type="string">
            <text:p>REG_PLF306_ECMS_008</text:p>
          </table:table-cell>
          <table:table-cell table:style-name="ce186"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office:value-type="string">
            <text:p>ha.khuat</text:p>
          </table:table-cell>
          <table:table-cell table:style-name="ce165" table:number-columns-repeated="1012"/>
        </table:table-row>
        <table:table-row table:style-name="ro17">
          <table:table-cell table:style-name="ce183" table:formula="of:=IF(VALUE(MID([.F29];6;FIND(&quot;:&quot;;[.F29];1)-FIND(&quot; &quot;;[.F29];1)-1))&gt;VALUE(MID([.F28];6;FIND(&quot;:&quot;;[.F28];1)-FIND(&quot; &quot;;[.F28];1)-1));&quot;&quot;;MAX([.A$7:.A28])+1)">
            <text:p/>
          </table:table-cell>
          <table:table-cell table:style-name="ce185" office:value-type="string">
            <text:p>REG_PLF306_ECMS_008</text:p>
          </table:table-cell>
          <table:table-cell table:style-name="ce186"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28">
          <table:table-cell table:style-name="ce183" table:formula="of:=IF(VALUE(MID([.F30];6;FIND(&quot;:&quot;;[.F30];1)-FIND(&quot; &quot;;[.F30];1)-1))&gt;VALUE(MID([.F29];6;FIND(&quot;:&quot;;[.F29];1)-FIND(&quot; &quot;;[.F29];1)-1));&quot;&quot;;MAX([.A$7:.A29])+1)">
            <text:p/>
          </table:table-cell>
          <table:table-cell table:style-name="ce185" office:value-type="string">
            <text:p>REG_PLF306_ECMS_008</text:p>
          </table:table-cell>
          <table:table-cell table:style-name="ce186"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1012"/>
        </table:table-row>
        <table:table-row table:style-name="ro9">
          <table:table-cell table:style-name="ce183" table:formula="of:=IF(VALUE(MID([.F31];6;FIND(&quot;:&quot;;[.F31];1)-FIND(&quot; &quot;;[.F31];1)-1))&gt;VALUE(MID([.F30];6;FIND(&quot;:&quot;;[.F30];1)-FIND(&quot; &quot;;[.F30];1)-1));&quot;&quot;;MAX([.A$7:.A30])+1)">
            <text:p/>
          </table:table-cell>
          <table:table-cell table:style-name="ce185" office:value-type="string">
            <text:p>REG_PLF306_ECMS_008</text:p>
          </table:table-cell>
          <table:table-cell table:style-name="ce186"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table:number-columns-repeated="5"/>
          <table:table-cell table:style-name="ce109" table:number-columns-repeated="1007"/>
        </table:table-row>
        <table:table-row table:style-name="ro9">
          <table:table-cell table:style-name="ce183" table:formula="of:=IF(VALUE(MID([.F32];6;FIND(&quot;:&quot;;[.F32];1)-FIND(&quot; &quot;;[.F32];1)-1))&gt;VALUE(MID([.F31];6;FIND(&quot;:&quot;;[.F31];1)-FIND(&quot; &quot;;[.F31];1)-1));&quot;&quot;;MAX([.A$7:.A31])+1)">
            <text:p/>
          </table:table-cell>
          <table:table-cell table:style-name="ce185" office:value-type="string">
            <text:p>REG_PLF306_ECMS_008</text:p>
          </table:table-cell>
          <table:table-cell table:style-name="ce186"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office:value-type="string">
            <text:p>ha.khuat</text:p>
          </table:table-cell>
          <table:table-cell table:style-name="ce165" table:number-columns-repeated="5"/>
          <table:table-cell table:style-name="ce109" table:number-columns-repeated="1007"/>
        </table:table-row>
        <table:table-row table:style-name="ro29">
          <table:table-cell table:style-name="ce183" table:formula="of:=IF(VALUE(MID([.F33];6;FIND(&quot;:&quot;;[.F33];1)-FIND(&quot; &quot;;[.F33];1)-1))&gt;VALUE(MID([.F32];6;FIND(&quot;:&quot;;[.F32];1)-FIND(&quot; &quot;;[.F32];1)-1));&quot;&quot;;MAX([.A$7:.A32])+1)" office:value-type="float" office:value="9">
            <text:p>009</text:p>
          </table:table-cell>
          <table:table-cell table:style-name="ce184" office:value-type="string">
            <text:p>REG_PLF306_ECMS_009</text:p>
          </table:table-cell>
          <table:table-cell table:style-name="ce186"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office:value-type="string">
            <text:p>ha.khuat</text:p>
          </table:table-cell>
          <table:table-cell table:style-name="ce165" table:number-columns-repeated="5"/>
          <table:table-cell table:style-name="ce109" table:number-columns-repeated="1007"/>
        </table:table-row>
        <table:table-row table:style-name="ro25">
          <table:table-cell table:style-name="ce183" table:formula="of:=IF(VALUE(MID([.F34];6;FIND(&quot;:&quot;;[.F34];1)-FIND(&quot; &quot;;[.F34];1)-1))&gt;VALUE(MID([.F33];6;FIND(&quot;:&quot;;[.F33];1)-FIND(&quot; &quot;;[.F33];1)-1));&quot;&quot;;MAX([.A$7:.A33])+1)" office:value-type="float" office:value="10">
            <text:p>010</text:p>
          </table:table-cell>
          <table:table-cell table:style-name="ce184" office:value-type="string">
            <text:p>REG_PLF306_ECMS_010</text:p>
          </table:table-cell>
          <table:table-cell table:style-name="ce186"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table-cell table:style-name="ce183" table:formula="of:=IF(VALUE(MID([.F35];6;FIND(&quot;:&quot;;[.F35];1)-FIND(&quot; &quot;;[.F35];1)-1))&gt;VALUE(MID([.F34];6;FIND(&quot;:&quot;;[.F34];1)-FIND(&quot; &quot;;[.F34];1)-1));&quot;&quot;;MAX([.A$7:.A34])+1)">
            <text:p/>
          </table:table-cell>
          <table:table-cell table:style-name="ce185" office:value-type="string">
            <text:p>REG_PLF306_ECMS_010</text:p>
          </table:table-cell>
          <table:table-cell table:style-name="ce186"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41">
          <table:table-cell table:style-name="ce183" table:formula="of:=IF(VALUE(MID([.F36];6;FIND(&quot;:&quot;;[.F36];1)-FIND(&quot; &quot;;[.F36];1)-1))&gt;VALUE(MID([.F35];6;FIND(&quot;:&quot;;[.F35];1)-FIND(&quot; &quot;;[.F35];1)-1));&quot;&quot;;MAX([.A$7:.A35])+1)" office:value-type="float" office:value="11">
            <text:p>011</text:p>
          </table:table-cell>
          <table:table-cell table:style-name="ce184" office:value-type="string">
            <text:p>REG_PLF306_ECMS_011</text:p>
          </table:table-cell>
          <table:table-cell table:style-name="ce186"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27">
          <table:table-cell table:style-name="ce183" table:formula="of:=IF(VALUE(MID([.F37];6;FIND(&quot;:&quot;;[.F37];1)-FIND(&quot; &quot;;[.F37];1)-1))&gt;VALUE(MID([.F36];6;FIND(&quot;:&quot;;[.F36];1)-FIND(&quot; &quot;;[.F36];1)-1));&quot;&quot;;MAX([.A$7:.A36])+1)" office:value-type="float" office:value="12">
            <text:p>012</text:p>
          </table:table-cell>
          <table:table-cell table:style-name="ce184" office:value-type="string">
            <text:p>REG_PLF306_ECMS_012</text:p>
          </table:table-cell>
          <table:table-cell table:style-name="ce186"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17">
          <table:table-cell table:style-name="ce183" table:formula="of:=IF(VALUE(MID([.F38];6;FIND(&quot;:&quot;;[.F38];1)-FIND(&quot; &quot;;[.F38];1)-1))&gt;VALUE(MID([.F37];6;FIND(&quot;:&quot;;[.F37];1)-FIND(&quot; &quot;;[.F37];1)-1));&quot;&quot;;MAX([.A$7:.A37])+1)">
            <text:p/>
          </table:table-cell>
          <table:table-cell table:style-name="ce185" office:value-type="string">
            <text:p>REG_PLF306_ECMS_012</text:p>
          </table:table-cell>
          <table:table-cell table:style-name="ce186"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table-cell table:style-name="ce183" table:formula="of:=IF(VALUE(MID([.F39];6;FIND(&quot;:&quot;;[.F39];1)-FIND(&quot; &quot;;[.F39];1)-1))&gt;VALUE(MID([.F38];6;FIND(&quot;:&quot;;[.F38];1)-FIND(&quot; &quot;;[.F38];1)-1));&quot;&quot;;MAX([.A$7:.A38])+1)">
            <text:p/>
          </table:table-cell>
          <table:table-cell table:style-name="ce185" office:value-type="string">
            <text:p>REG_PLF306_ECMS_012</text:p>
          </table:table-cell>
          <table:table-cell table:style-name="ce186"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1"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0];6;FIND(&quot;:&quot;;[.F40];1)-FIND(&quot; &quot;;[.F40];1)-1))&gt;VALUE(MID([.F39];6;FIND(&quot;:&quot;;[.F39];1)-FIND(&quot; &quot;;[.F39];1)-1));&quot;&quot;;MAX([.A$7:.A39])+1)">
            <text:p/>
          </table:table-cell>
          <table:table-cell table:style-name="ce185" office:value-type="string">
            <text:p>REG_PLF306_ECMS_012</text:p>
          </table:table-cell>
          <table:table-cell table:style-name="ce186"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table-cell table:style-name="ce183" table:formula="of:=IF(VALUE(MID([.F41];6;FIND(&quot;:&quot;;[.F41];1)-FIND(&quot; &quot;;[.F41];1)-1))&gt;VALUE(MID([.F40];6;FIND(&quot;:&quot;;[.F40];1)-FIND(&quot; &quot;;[.F40];1)-1));&quot;&quot;;MAX([.A$7:.A40])+1)">
            <text:p/>
          </table:table-cell>
          <table:table-cell table:style-name="ce185" office:value-type="string">
            <text:p>REG_PLF306_ECMS_012</text:p>
          </table:table-cell>
          <table:table-cell table:style-name="ce186"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2];6;FIND(&quot;:&quot;;[.F42];1)-FIND(&quot; &quot;;[.F42];1)-1))&gt;VALUE(MID([.F41];6;FIND(&quot;:&quot;;[.F41];1)-FIND(&quot; &quot;;[.F41];1)-1));&quot;&quot;;MAX([.A$7:.A41])+1)" office:value-type="float" office:value="13">
            <text:p>013</text:p>
          </table:table-cell>
          <table:table-cell table:style-name="ce184" office:value-type="string">
            <text:p>REG_PLF306_ECMS_013</text:p>
          </table:table-cell>
          <table:table-cell table:style-name="ce186"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table:number-columns-repeated="6"/>
          <table:table-cell table:style-name="ce109" table:number-columns-repeated="1007"/>
        </table:table-row>
        <table:table-row table:style-name="ro22">
          <table:table-cell table:style-name="ce183" table:formula="of:=IF(VALUE(MID([.F43];6;FIND(&quot;:&quot;;[.F43];1)-FIND(&quot; &quot;;[.F43];1)-1))&gt;VALUE(MID([.F42];6;FIND(&quot;:&quot;;[.F42];1)-FIND(&quot; &quot;;[.F42];1)-1));&quot;&quot;;MAX([.A$7:.A42])+1)">
            <text:p/>
          </table:table-cell>
          <table:table-cell table:style-name="ce185" office:value-type="string">
            <text:p>REG_PLF306_ECMS_013</text:p>
          </table:table-cell>
          <table:table-cell table:style-name="ce186"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33">
          <table:table-cell table:style-name="ce183" table:formula="of:=IF(VALUE(MID([.F44];6;FIND(&quot;:&quot;;[.F44];1)-FIND(&quot; &quot;;[.F44];1)-1))&gt;VALUE(MID([.F43];6;FIND(&quot;:&quot;;[.F43];1)-FIND(&quot; &quot;;[.F43];1)-1));&quot;&quot;;MAX([.A$7:.A43])+1)" office:value-type="float" office:value="14">
            <text:p>014</text:p>
          </table:table-cell>
          <table:table-cell table:style-name="ce185" office:value-type="string">
            <text:p>REG_PLF306_ECMS_013</text:p>
          </table:table-cell>
          <table:table-cell table:style-name="ce186"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table:number-columns-repeated="6"/>
          <table:table-cell table:style-name="ce109" table:number-columns-repeated="1007"/>
        </table:table-row>
        <table:table-row table:style-name="ro28">
          <table:table-cell table:style-name="ce183" table:formula="of:=IF(VALUE(MID([.F45];6;FIND(&quot;:&quot;;[.F45];1)-FIND(&quot; &quot;;[.F45];1)-1))&gt;VALUE(MID([.F44];6;FIND(&quot;:&quot;;[.F44];1)-FIND(&quot; &quot;;[.F44];1)-1));&quot;&quot;;MAX([.A$7:.A44])+1)">
            <text:p/>
          </table:table-cell>
          <table:table-cell table:style-name="ce185" office:value-type="string">
            <text:p>REG_PLF306_ECMS_013</text:p>
          </table:table-cell>
          <table:table-cell table:style-name="ce186"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9">
          <table:table-cell table:style-name="ce183" table:formula="of:=IF(VALUE(MID([.F46];6;FIND(&quot;:&quot;;[.F46];1)-FIND(&quot; &quot;;[.F46];1)-1))&gt;VALUE(MID([.F45];6;FIND(&quot;:&quot;;[.F45];1)-FIND(&quot; &quot;;[.F45];1)-1));&quot;&quot;;MAX([.A$7:.A45])+1)">
            <text:p/>
          </table:table-cell>
          <table:table-cell table:style-name="ce185" office:value-type="string">
            <text:p>REG_PLF306_ECMS_013</text:p>
          </table:table-cell>
          <table:table-cell table:style-name="ce186"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38">
          <table:table-cell table:style-name="ce183" table:formula="of:=IF(VALUE(MID([.F47];6;FIND(&quot;:&quot;;[.F47];1)-FIND(&quot; &quot;;[.F47];1)-1))&gt;VALUE(MID([.F46];6;FIND(&quot;:&quot;;[.F46];1)-FIND(&quot; &quot;;[.F46];1)-1));&quot;&quot;;MAX([.A$7:.A46])+1)" office:value-type="float" office:value="15">
            <text:p>015</text:p>
          </table:table-cell>
          <table:table-cell table:style-name="ce184" office:value-type="string">
            <text:p>REG_PLF306_ECMS_014</text:p>
          </table:table-cell>
          <table:table-cell table:style-name="ce186"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table:number-columns-repeated="6"/>
          <table:table-cell table:style-name="ce109" table:number-columns-repeated="1007"/>
        </table:table-row>
        <table:table-row table:style-name="ro31">
          <table:table-cell table:style-name="ce141"/>
          <table:table-cell table:style-name="ce184"/>
          <table:table-cell table:style-name="ce186"/>
          <table:table-cell table:style-name="ce126"/>
          <table:table-cell table:style-name="ce59"/>
          <table:table-cell table:style-name="ce165" table:number-columns-repeated="12"/>
          <table:table-cell table:style-name="ce109" table:number-columns-repeated="1007"/>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91"/>
          <table:table-cell table:style-name="ce195" office:value-type="string">
            <text:p>TEST CASES</text:p>
          </table:table-cell>
          <table:table-cell table:style-name="ce200"/>
          <table:table-cell table:style-name="ce206" table:number-columns-repeated="2"/>
          <table:table-cell table:style-name="ce217"/>
          <table:table-cell table:style-name="ce206" table:number-columns-repeated="3"/>
          <table:table-cell table:style-name="ce223"/>
          <table:table-cell table:style-name="ce206"/>
          <table:table-cell table:style-name="ce224" office:value-type="string">
            <text:p>Passed</text:p>
          </table:table-cell>
          <table:table-cell table:style-name="ce224" table:formula="of:=COUNTIF([.M$7:.M$988];[.$L1])" office:value-type="float" office:value="0">
            <text:p>0</text:p>
          </table:table-cell>
          <table:table-cell table:style-name="ce224" table:formula="of:=COUNTIF([.N$7:.N$988];[.$L1])" office:value-type="float" office:value="0">
            <text:p>0</text:p>
          </table:table-cell>
          <table:table-cell table:style-name="ce224" table:formula="of:=COUNTIF([.O$7:.O$988];[.$L1])" office:value-type="float" office:value="0">
            <text:p>0</text:p>
          </table:table-cell>
          <table:table-cell table:style-name="ce224" table:formula="of:=COUNTIF([.P$7:.P$988];[.$L1])" office:value-type="float" office:value="0">
            <text:p>0</text:p>
          </table:table-cell>
          <table:table-cell table:style-name="ce223" table:number-columns-repeated="214"/>
          <table:table-cell table:number-columns-repeated="794"/>
        </table:table-row>
        <table:table-row table:style-name="ro7">
          <table:table-cell table:style-name="ce191"/>
          <table:table-cell table:style-name="ce196"/>
          <table:table-cell table:style-name="ce201"/>
          <table:table-cell table:style-name="ce206" table:number-columns-repeated="2"/>
          <table:table-cell table:style-name="ce217"/>
          <table:table-cell table:style-name="ce206" table:number-columns-repeated="3"/>
          <table:table-cell table:style-name="ce217"/>
          <table:table-cell table:style-name="ce206"/>
          <table:table-cell table:style-name="ce224" office:value-type="string">
            <text:p>Failed</text:p>
          </table:table-cell>
          <table:table-cell table:style-name="ce224" table:formula="of:=COUNTIF([.M$7:.M$988];[.$L2])" office:value-type="float" office:value="0">
            <text:p>0</text:p>
          </table:table-cell>
          <table:table-cell table:style-name="ce224" table:formula="of:=COUNTIF([.N$7:.N$988];[.$L2])" office:value-type="float" office:value="0">
            <text:p>0</text:p>
          </table:table-cell>
          <table:table-cell table:style-name="ce224" table:formula="of:=COUNTIF([.O$7:.O$988];[.$L2])" office:value-type="float" office:value="0">
            <text:p>0</text:p>
          </table:table-cell>
          <table:table-cell table:style-name="ce224" table:formula="of:=COUNTIF([.P$7:.P$988];[.$L2])" office:value-type="float" office:value="0">
            <text:p>0</text:p>
          </table:table-cell>
          <table:table-cell table:style-name="ce223" table:number-columns-repeated="214"/>
          <table:table-cell table:number-columns-repeated="794"/>
        </table:table-row>
        <table:table-row table:style-name="ro34">
          <table:table-cell table:style-name="ce191"/>
          <table:table-cell table:style-name="ce197" office:value-type="string">
            <text:p>Function List:</text:p>
          </table:table-cell>
          <table:table-cell table:style-name="ce202" office:value-type="string" table:number-columns-spanned="3" table:number-rows-spanned="1">
            <text:p>Bugs on ECMS 2.1.7 for regression test</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4" office:value-type="string">
            <text:p>Blocked</text:p>
          </table:table-cell>
          <table:table-cell table:style-name="ce224" table:formula="of:=COUNTIF([.M$7:.M$988];[.$L3])" office:value-type="float" office:value="0">
            <text:p>0</text:p>
          </table:table-cell>
          <table:table-cell table:style-name="ce224" table:formula="of:=COUNTIF([.N$7:.N$988];[.$L3])" office:value-type="float" office:value="0">
            <text:p>0</text:p>
          </table:table-cell>
          <table:table-cell table:style-name="ce224" table:formula="of:=COUNTIF([.O$7:.O$988];[.$L3])" office:value-type="float" office:value="0">
            <text:p>0</text:p>
          </table:table-cell>
          <table:table-cell table:style-name="ce224" table:formula="of:=COUNTIF([.P$7:.P$988];[.$L3])" office:value-type="float" office:value="0">
            <text:p>0</text:p>
          </table:table-cell>
          <table:table-cell table:style-name="ce223" table:number-columns-repeated="214"/>
          <table:table-cell table:number-columns-repeated="794"/>
        </table:table-row>
        <table:table-row table:style-name="ro9">
          <table:table-cell table:style-name="ce191"/>
          <table:table-cell table:style-name="ce197" office:value-type="string">
            <text:p>Total Main Cases:</text:p>
          </table:table-cell>
          <table:table-cell table:style-name="ce203" table:formula="of:=MAX([.A7:.A969])" office:value-type="float" office:value="20" table:number-columns-spanned="3" table:number-rows-spanned="1">
            <text:p>20</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3" office:value-type="string">
            <text:p>Untested</text:p>
          </table:table-cell>
          <table:table-cell table:style-name="ce224" table:formula="of:=COUNTIF([.M$7:.M$988];[.$L4])" office:value-type="float" office:value="0">
            <text:p>0</text:p>
          </table:table-cell>
          <table:table-cell table:style-name="ce224" table:formula="of:=COUNTIF([.N$7:.N$988];[.$L4])" office:value-type="float" office:value="0">
            <text:p>0</text:p>
          </table:table-cell>
          <table:table-cell table:style-name="ce224" table:formula="of:=COUNTIF([.O$7:.O$988];[.$L4])" office:value-type="float" office:value="0">
            <text:p>0</text:p>
          </table:table-cell>
          <table:table-cell table:style-name="ce224" table:formula="of:=COUNTIF([.P$7:.P$988];[.$L4])" office:value-type="float" office:value="0">
            <text:p>0</text:p>
          </table:table-cell>
          <table:table-cell table:style-name="ce223" table:number-columns-repeated="214"/>
          <table:table-cell table:number-columns-repeated="794"/>
        </table:table-row>
        <table:table-row table:style-name="ro7">
          <table:table-cell table:style-name="ce191"/>
          <table:table-cell table:style-name="ce198"/>
          <table:table-cell table:style-name="ce191"/>
          <table:table-cell table:style-name="ce208"/>
          <table:table-cell table:style-name="ce213"/>
          <table:table-cell table:style-name="ce213" office:value-type="string">
            <text:p><text:s/></text:p>
          </table:table-cell>
          <table:table-cell table:style-name="ce213" table:number-columns-repeated="3"/>
          <table:table-cell table:style-name="ce217"/>
          <table:table-cell table:style-name="ce213"/>
          <table:table-cell table:style-name="ce217" office:value-type="string">
            <text:p>N/A</text:p>
          </table:table-cell>
          <table:table-cell table:style-name="ce224" table:formula="of:=COUNTIF([.M$7:.M$988];[.$L5])" office:value-type="float" office:value="0">
            <text:p>0</text:p>
          </table:table-cell>
          <table:table-cell table:style-name="ce224" table:formula="of:=COUNTIF([.N$7:.N$988];[.$L5])" office:value-type="float" office:value="0">
            <text:p>0</text:p>
          </table:table-cell>
          <table:table-cell table:style-name="ce224" table:formula="of:=COUNTIF([.O$7:.O$988];[.$L5])" office:value-type="float" office:value="0">
            <text:p>0</text:p>
          </table:table-cell>
          <table:table-cell table:style-name="ce224" table:formula="of:=COUNTIF([.P$7:.P$988];[.$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192"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93" office:value-type="float" office:value="1">
            <text:p>001</text:p>
          </table:table-cell>
          <table:table-cell table:style-name="ce56" office:value-type="string">
            <text:p>REG_PLF307_ECMS_001</text:p>
          </table:table-cell>
          <table:table-cell table:style-name="ce204" office:value-type="float" office:value="1">
            <text:p>001</text:p>
          </table:table-cell>
          <table:table-cell table:style-name="ce210" table:formula="of:=[.B7]" office:value-type="string" office:string-value="REG_PLF307_ECMS_001">
            <text:p>REG_PLF307_ECMS_001</text:p>
          </table:table-cell>
          <table:table-cell table:style-name="ce214" office:value-type="string">
            <text:p>"View Properties" Component </text:p>
          </table:table-cell>
          <table:table-cell table:style-name="ce218"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18"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217" office:value-type="string">
            <text:p>Article is created</text:p>
          </table:table-cell>
          <table:table-cell table:style-name="ce210" office:value-type="string">
            <text:p>High</text:p>
          </table:table-cell>
          <table:table-cell table:style-name="ce210" office:value-type="string">
            <text:p>ECMS-2526</text:p>
            <text:p>CCP-1033</text:p>
          </table:table-cell>
          <table:table-cell table:style-name="ce217" table:number-columns-repeated="1014"/>
        </table:table-row>
        <table:table-row table:style-name="ro29">
          <table:table-cell table:style-name="ce193" table:formula="of:=IF(VALUE(MID([.F8];6;FIND(&quot;:&quot;;[.F8];1)-FIND(&quot; &quot;;[.F8];1)-1))&gt;VALUE(MID([.F7];6;FIND(&quot;:&quot;;[.F7];1)-FIND(&quot; &quot;;[.F7];1)-1));&quot;&quot;;MAX([.A$7:.A7])+1)">
            <text:p/>
          </table:table-cell>
          <table:table-cell table:style-name="ce167"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style-name="ce210" table:formula="of:=[.B8]" office:value-type="string" office:string-value="REG_PLF307_ECMS_001">
            <text:p>REG_PLF307_ECMS_001</text:p>
          </table:table-cell>
          <table:table-cell table:style-name="ce210" office:value-type="string">
            <text:p>"View Properties" Component </text:p>
          </table:table-cell>
          <table:table-cell table:style-name="ce217" office:value-type="string">
            <text:p>Step 2: View Node Properties of article</text:p>
          </table:table-cell>
          <table:table-cell table:style-name="ce210" office:value-type="string">
            <text:p>- Click on "View Node Properties"</text:p>
            <text:p>- Refresh the browser window</text:p>
          </table:table-cell>
          <table:table-cell table:style-name="ce218"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210" office:value-type="string">
            <text:p>High</text:p>
          </table:table-cell>
          <table:table-cell table:style-name="ce210" office:value-type="string">
            <text:p>ECMS-2526</text:p>
            <text:p>CCP-1033</text:p>
          </table:table-cell>
          <table:table-cell table:style-name="ce217" office:value-type="string">
            <text:p>- Click on "View Node Properties" and you will find that the dialog of the component is not shown.</text:p>
            <text:p>- If you refresh the browser window then you will see the dialog with broken UI.</text:p>
          </table:table-cell>
          <table:table-cell table:style-name="ce217" table:number-columns-repeated="1013"/>
        </table:table-row>
        <table:table-row table:style-name="ro28">
          <table:table-cell table:style-name="ce193"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205" office:value-type="float" office:value="1">
            <text:p>001</text:p>
          </table:table-cell>
          <table:table-cell table:style-name="ce210" table:formula="of:=[.B9]" office:value-type="string" office:string-value="REG_PLF307_ECMS_002">
            <text:p>REG_PLF307_ECMS_002</text:p>
          </table:table-cell>
          <table:table-cell table:style-name="ce215" office:value-type="string">
            <text:p>Replacing a file in categories</text:p>
          </table:table-cell>
          <table:table-cell table:style-name="ce217" office:value-type="string">
            <text:p>Step 1: Upload a file</text:p>
          </table:table-cell>
          <table:table-cell table:style-name="ce217" office:value-type="string">
            <text:p>- Go to File Explorer</text:p>
            <text:p>- Create 1 folder</text:p>
            <text:p>- Select 1 file to upload</text:p>
          </table:table-cell>
          <table:table-cell table:style-name="ce69" office:value-type="string">
            <text:p>File is uploaded</text:p>
          </table:table-cell>
          <table:table-cell table:style-name="ce217" office:value-type="string">
            <text:p>High</text:p>
          </table:table-cell>
          <table:table-cell table:style-name="ce210" office:value-type="string">
            <text:p>ECMS-2321</text:p>
            <text:p>CCP-880</text:p>
          </table:table-cell>
          <table:table-cell/>
          <table:table-cell table:style-name="ce217" table:number-columns-repeated="1013"/>
        </table:table-row>
        <table:table-row table:style-name="ro22">
          <table:table-cell table:style-name="ce193"/>
          <table:table-cell table:style-name="ce167" office:value-type="string">
            <text:p>REG_PLF307_ECMS_002</text:p>
          </table:table-cell>
          <table:table-cell table:style-name="ce205" office:value-type="float" office:value="1">
            <text:p>001</text:p>
          </table:table-cell>
          <table:table-cell table:style-name="ce210" table:formula="of:=[.B10]" office:value-type="string" office:string-value="REG_PLF307_ECMS_002">
            <text:p>REG_PLF307_ECMS_002</text:p>
          </table:table-cell>
          <table:table-cell table:style-name="ce216" office:value-type="string">
            <text:p>Replacing a file in categories</text:p>
          </table:table-cell>
          <table:table-cell table:style-name="ce217" office:value-type="string">
            <text:p>Step 2: Upload the same file twice</text:p>
          </table:table-cell>
          <table:table-cell table:style-name="ce220" office:value-type="string">
            <text:p><text:span text:style-name="T2">- Select </text:span><text:span text:style-name="T2">created folder </text:span><text:span text:style-name="T2">above</text:span></text:p>
            <text:p><text:span text:style-name="T2">- Upload the </text:span><text:span text:style-name="T2">same file </text:span><text:span text:style-name="T2">again.</text:span></text:p>
            <text:p><text:span text:style-name="T2">- Choose </text:span><text:span text:style-name="T2">"Replace </text:span><text:span text:style-name="T2">data".</text:span></text:p>
          </table:table-cell>
          <table:table-cell table:style-name="ce217" office:value-type="string">
            <text:p>The existed file is replaced</text:p>
          </table:table-cell>
          <table:table-cell table:style-name="ce210" office:value-type="string">
            <text:p>High</text:p>
          </table:table-cell>
          <table:table-cell table:style-name="ce210"/>
          <table:table-cell table:style-name="ce217" office:value-type="string">
            <text:p>An error message appears "The name "name of upload field" is existing. You can not upload same name file except for 'nt:file'".</text:p>
          </table:table-cell>
          <table:table-cell table:style-name="ce217" table:number-columns-repeated="1013"/>
        </table:table-row>
        <table:table-row table:style-name="ro48">
          <table:table-cell table:style-name="ce193"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205" office:value-type="float" office:value="1">
            <text:p>001</text:p>
          </table:table-cell>
          <table:table-cell table:style-name="ce210" table:formula="of:=[.B11]" office:value-type="string" office:string-value="REG_PLF307_ECMS_003">
            <text:p>REG_PLF307_ECMS_003</text:p>
          </table:table-cell>
          <table:table-cell table:style-name="ce199" office:value-type="string">
            <text:p>Selecting the 'workflow' publication workflow</text:p>
          </table:table-cell>
          <table:table-cell table:style-name="ce217" office:value-type="string">
            <text:p>Step 1: Config to run workflow</text:p>
          </table:table-cell>
          <table:table-cell table:style-name="ce217"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ext:span><text:span text:style-name="T7">Tomcat:</text:span> </text:p>
            <text:p><text:s text:c="3"/>1. paste in folder tomcat/conf/Catalina/localhost</text:p>
            <text:p><text:s text:c="3"/>2. run ./start_eXo.sh all</text:p>
            <text:p><text:span text:style-name="T7"><text:s/></text:span><text:span text:style-name="T7">+ in PLF </text:span><text:span text:style-name="T7">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20" office:value-type="string">
            <text:p>Server starts successfully without exception</text:p>
          </table:table-cell>
          <table:table-cell table:style-name="ce210" office:value-type="string">
            <text:p>High</text:p>
          </table:table-cell>
          <table:table-cell table:style-name="ce217" office:value-type="string">
            <text:p>CCP-1066 ECMS-2335</text:p>
          </table:table-cell>
          <table:table-cell table:style-name="ce217" table:number-columns-repeated="1014"/>
        </table:table-row>
        <table:table-row table:style-name="ro41">
          <table:table-cell table:style-name="ce193"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205" table:formula="of:=IF(VALUE(MID([.F12];6;FIND(&quot;:&quot;;[.F12];1)-FIND(&quot; &quot;;[.F12];1)-1))&gt;VALUE(MID([.F11];6;FIND(&quot;:&quot;;[.F11];1)-FIND(&quot; &quot;;[.F11];1)-1));[.C11];[.C11]+1)" office:value-type="float" office:value="1">
            <text:p>001</text:p>
          </table:table-cell>
          <table:table-cell table:style-name="ce210" table:formula="of:=[.B12]" office:value-type="string" office:string-value="REG_PLF307_ECMS_003">
            <text:p>REG_PLF307_ECMS_003</text:p>
          </table:table-cell>
          <table:table-cell table:style-name="ce211" office:value-type="string">
            <text:p>Selecting the 'workflow' publication workflow</text:p>
          </table:table-cell>
          <table:table-cell table:style-name="ce217" office:value-type="string">
            <text:p>Step 2: Click Manage publications at node with no publication status</text:p>
          </table:table-cell>
          <table:table-cell table:style-name="ce21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17" office:value-type="string">
            <text:p>There is no exception</text:p>
          </table:table-cell>
          <table:table-cell table:style-name="ce210" office:value-type="string">
            <text:p>High</text:p>
          </table:table-cell>
          <table:table-cell table:style-name="ce217" office:value-type="string">
            <text:p>CCP-1066 ECMS-2335</text:p>
          </table:table-cell>
          <table:table-cell table:style-name="ce217" office:value-type="string">
            <text:p>Throw out exception</text:p>
          </table:table-cell>
          <table:table-cell table:style-name="ce217" table:number-columns-repeated="1013"/>
        </table:table-row>
        <table:table-row table:style-name="ro47">
          <table:table-cell table:style-name="ce193"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205" office:value-type="float" office:value="1">
            <text:p>001</text:p>
          </table:table-cell>
          <table:table-cell table:style-name="ce210" table:formula="of:=[.B13]" office:value-type="string" office:string-value="REG_PLF307_ECMS_004">
            <text:p>REG_PLF307_ECMS_004</text:p>
          </table:table-cell>
          <table:table-cell table:style-name="ce199" office:value-type="string">
            <text:p>Images in ACME Site</text:p>
          </table:table-cell>
          <table:table-cell table:style-name="ce217" office:value-type="string">
            <text:p>Step 1: Edit one document under acme logo and republish it</text:p>
          </table:table-cell>
          <table:table-cell table:style-name="ce217"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17" office:value-type="string">
            <text:p>Document is edited &amp; published</text:p>
          </table:table-cell>
          <table:table-cell table:style-name="ce210" office:value-type="string">
            <text:p>High</text:p>
          </table:table-cell>
          <table:table-cell table:style-name="ce217" office:value-type="string">
            <text:p>CCP-1005 ECMS-2426</text:p>
          </table:table-cell>
          <table:table-cell/>
          <table:table-cell table:style-name="ce217" table:number-columns-repeated="1013"/>
        </table:table-row>
        <table:table-row table:style-name="ro47">
          <table:table-cell table:style-name="ce193"/>
          <table:table-cell table:style-name="ce167" office:value-type="string">
            <text:p>REG_PLF307_ECMS_004</text:p>
          </table:table-cell>
          <table:table-cell table:style-name="ce205" office:value-type="float" office:value="1">
            <text:p>001</text:p>
          </table:table-cell>
          <table:table-cell table:style-name="ce210" table:formula="of:=[.B14]" office:value-type="string" office:string-value="REG_PLF307_ECMS_004">
            <text:p>REG_PLF307_ECMS_004</text:p>
          </table:table-cell>
          <table:table-cell table:style-name="ce211" office:value-type="string">
            <text:p>Images in ACME Site</text:p>
          </table:table-cell>
          <table:table-cell table:style-name="ce217" office:value-type="string">
            <text:p>Step 2: Refresh browser</text:p>
          </table:table-cell>
          <table:table-cell table:style-name="ce217" office:value-type="string">
            <text:p>- Return http://localhost:8080/ecmdemo/private/acme then refresh this page</text:p>
          </table:table-cell>
          <table:table-cell table:style-name="ce220" office:value-type="string">
            <text:p>Illustration of republished document is displayed well, even users refresh many times</text:p>
          </table:table-cell>
          <table:table-cell table:style-name="ce210" office:value-type="string">
            <text:p>High</text:p>
          </table:table-cell>
          <table:table-cell table:style-name="ce217"/>
          <table:table-cell table:style-name="ce217" office:value-type="string">
            <text:p>illustration of document is visible then disappears and reappears after refreshing pages</text:p>
          </table:table-cell>
          <table:table-cell table:style-name="ce217" table:number-columns-repeated="1013"/>
        </table:table-row>
        <table:table-row table:style-name="ro38">
          <table:table-cell table:style-name="ce193"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205" table:formula="of:=IF(VALUE(MID([.F15];6;FIND(&quot;:&quot;;[.F15];1)-FIND(&quot; &quot;;[.F15];1)-1))&gt;VALUE(MID([.F13];6;FIND(&quot;:&quot;;[.F13];1)-FIND(&quot; &quot;;[.F13];1)-1));[.C13];[.C13]+1)" office:value-type="float" office:value="2">
            <text:p>002</text:p>
          </table:table-cell>
          <table:table-cell table:style-name="ce210" table:formula="of:=[.B15]" office:value-type="string" office:string-value="REG_PLF307_ECMS_004">
            <text:p>REG_PLF307_ECMS_004</text:p>
          </table:table-cell>
          <table:table-cell table:style-name="ce217" office:value-type="string">
            <text:p>Images in ACME Site</text:p>
          </table:table-cell>
          <table:table-cell table:style-name="ce217" office:value-type="string">
            <text:p>Step 1: Create a Free Web Content document with illustration and add it into a CLV page</text:p>
          </table:table-cell>
          <table:table-cell table:style-name="ce21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20" office:value-type="string">
            <text:p>Illustration of this document is displayed well, even users refresh many times</text:p>
          </table:table-cell>
          <table:table-cell table:style-name="ce210" office:value-type="string">
            <text:p>High</text:p>
          </table:table-cell>
          <table:table-cell table:style-name="ce217" office:value-type="string">
            <text:p>CCP-1005 ECMS-2426</text:p>
          </table:table-cell>
          <table:table-cell table:style-name="ce210" office:value-type="string">
            <text:p>illustration of document is visible then disappears and reappears after refreshing pages</text:p>
          </table:table-cell>
          <table:table-cell table:style-name="ce217" office:value-type="string">
            <text:p>N/A this case</text:p>
          </table:table-cell>
          <table:table-cell table:style-name="ce217" table:number-columns-repeated="1012"/>
        </table:table-row>
        <table:table-row table:style-name="ro25">
          <table:table-cell table:style-name="ce193"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205" office:value-type="float" office:value="1">
            <text:p>001</text:p>
          </table:table-cell>
          <table:table-cell table:style-name="ce210" table:formula="of:=[.B16]" office:value-type="string" office:string-value="REG_PLF307_ECMS_005">
            <text:p>REG_PLF307_ECMS_005</text:p>
          </table:table-cell>
          <table:table-cell table:style-name="ce199" office:value-type="string">
            <text:p>*, ~, +, - characters in simple search and advanced search</text:p>
          </table:table-cell>
          <table:table-cell table:style-name="ce217" office:value-type="string">
            <text:p>Step 1: Create some documents with titles or content contain +, - characters, and some other documents</text:p>
          </table:table-cell>
          <table:table-cell table:style-name="ce217" office:value-type="string">
            <text:p>- Login</text:p>
            <text:p>- Go to Content Explorer, choose a drive and create Create some documents with titles or content contain +, - characters, and some normal documents</text:p>
          </table:table-cell>
          <table:table-cell table:style-name="ce217" office:value-type="string">
            <text:p>Documents are created successfully</text:p>
          </table:table-cell>
          <table:table-cell table:style-name="ce210" office:value-type="string">
            <text:p>High</text:p>
          </table:table-cell>
          <table:table-cell table:style-name="ce217" office:value-type="string">
            <text:p>CCP-1019 ECMS-2452</text:p>
          </table:table-cell>
          <table:table-cell table:style-name="ce217"/>
          <table:table-cell table:style-name="ce217" office:value-type="string">
            <text:p><text:s/>Won't fix in wcm 2.1.x <text:s/></text:p>
          </table:table-cell>
          <table:table-cell table:style-name="ce217" table:number-columns-repeated="1012"/>
        </table:table-row>
        <table:table-row table:style-name="ro41">
          <table:table-cell table:style-name="ce193"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205" table:formula="of:=IF(VALUE(MID([.F17];6;FIND(&quot;:&quot;;[.F17];1)-FIND(&quot; &quot;;[.F17];1)-1))&gt;VALUE(MID([.F16];6;FIND(&quot;:&quot;;[.F16];1)-FIND(&quot; &quot;;[.F16];1)-1));[.C16];[.C16]+1)" office:value-type="float" office:value="1">
            <text:p>001</text:p>
          </table:table-cell>
          <table:table-cell table:style-name="ce210" table:formula="of:=[.B17]"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2: Search with * and ~ character in Simple search, </text:p>
          </table:table-cell>
          <table:table-cell table:style-name="ce21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17" office:value-type="string">
            <text:p>- All documents are listed in search result</text:p>
            <text:p>- Return documents which contain these word in search result, eg: conditions.doc, Fire </text:p>
          </table:table-cell>
          <table:table-cell table:style-name="ce210" office:value-type="string">
            <text:p>High</text:p>
          </table:table-cell>
          <table:table-cell table:style-name="ce217" office:value-type="string">
            <text:p>CCP-1019 ECMS-2452</text:p>
          </table:table-cell>
          <table:table-cell table:style-name="ce217" office:value-type="string">
            <text:p>- Cannot search with * </text:p>
            <text:p>- Cannot search with "~"</text:p>
            <text:p/>
          </table:table-cell>
          <table:table-cell table:style-name="ce217" table:number-columns-repeated="1013"/>
        </table:table-row>
        <table:table-row table:style-name="ro29">
          <table:table-cell table:style-name="ce193"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205" table:formula="of:=IF(VALUE(MID([.F18];6;FIND(&quot;:&quot;;[.F18];1)-FIND(&quot; &quot;;[.F18];1)-1))&gt;VALUE(MID([.F17];6;FIND(&quot;:&quot;;[.F17];1)-FIND(&quot; &quot;;[.F17];1)-1));[.C17];[.C17]+1)" office:value-type="float" office:value="1">
            <text:p>001</text:p>
          </table:table-cell>
          <table:table-cell table:style-name="ce210" table:formula="of:=[.B18]"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3: Search with + and – character in advanced search</text:p>
          </table:table-cell>
          <table:table-cell table:style-name="ce217" office:value-type="string">
            <text:p>- Click Saved search then Advanced search</text:p>
            <text:p>- Fill in search by name tab title of document with + or – characters</text:p>
          </table:table-cell>
          <table:table-cell table:style-name="ce217" office:value-type="string">
            <text:p>All document with title or content containing these characters are listed in search result and no exception</text:p>
          </table:table-cell>
          <table:table-cell table:style-name="ce210" office:value-type="string">
            <text:p>High</text:p>
          </table:table-cell>
          <table:table-cell table:style-name="ce217" office:value-type="string">
            <text:p>CCP-1019 ECMS-2452</text:p>
          </table:table-cell>
          <table:table-cell table:style-name="ce217" office:value-type="string">
            <text:p>- raise exception</text:p>
          </table:table-cell>
          <table:table-cell table:style-name="ce217" table:number-columns-repeated="1013"/>
        </table:table-row>
        <table:table-row table:style-name="ro17">
          <table:table-cell table:style-name="ce193"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205" office:value-type="float" office:value="1">
            <text:p>001</text:p>
          </table:table-cell>
          <table:table-cell table:style-name="ce210" table:formula="of:=[.B19]" office:value-type="string" office:string-value="REG_PLF307_ECMS_006">
            <text:p>REG_PLF307_ECMS_006</text:p>
          </table:table-cell>
          <table:table-cell table:style-name="ce199" office:value-type="string">
            <text:p>Linked documents of article is click-able in a SCV page </text:p>
          </table:table-cell>
          <table:table-cell table:style-name="ce217" office:value-type="string">
            <text:p>Step 1: Create an article</text:p>
          </table:table-cell>
          <table:table-cell table:style-name="ce217" office:value-type="string">
            <text:p>- Log into the ecmdemo portal.</text:p>
            <text:p>- Go to Content Explorer.</text:p>
            <text:p>- Create a new article.</text:p>
            <text:p>- Save &amp;close</text:p>
          </table:table-cell>
          <table:table-cell table:style-name="ce217" office:value-type="string">
            <text:p>Article is created</text:p>
          </table:table-cell>
          <table:table-cell table:style-name="ce210" office:value-type="string">
            <text:p>High</text:p>
          </table:table-cell>
          <table:table-cell table:style-name="ce217" office:value-type="string">
            <text:p>CCP-1031 ECMS-2511</text:p>
          </table:table-cell>
          <table:table-cell table:style-name="ce217" table:number-columns-repeated="1014"/>
        </table:table-row>
        <table:table-row table:style-name="ro22">
          <table:table-cell table:style-name="ce193"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style-name="ce210" table:formula="of:=[.B20]"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2: Add a related link for article</text:p>
          </table:table-cell>
          <table:table-cell table:style-name="ce217" office:value-type="string">
            <text:p>- Select Article above</text:p>
            <text:p>- Click on Manage Relation on action bar (<text:span text:style-name="T5">Pls add this </text:span><text:span text:style-name="T5">action into the </text:span><text:span text:style-name="T5">view that </text:span><text:span text:style-name="T5">you're using if </text:span><text:span text:style-name="T5">you don't see </text:span><text:span text:style-name="T5">it</text:span>)</text:p>
            <text:p>- Select 1 document to be relation of Article document</text:p>
          </table:table-cell>
          <table:table-cell table:style-name="ce217" office:value-type="string">
            <text:p>Article is linked to a document</text:p>
          </table:table-cell>
          <table:table-cell table:style-name="ce210" office:value-type="string">
            <text:p>High</text:p>
          </table:table-cell>
          <table:table-cell table:style-name="ce217" office:value-type="string">
            <text:p>CCP-1031 ECMS-2511</text:p>
          </table:table-cell>
          <table:table-cell table:style-name="ce217" table:number-columns-repeated="1014"/>
        </table:table-row>
        <table:table-row table:style-name="ro28">
          <table:table-cell table:style-name="ce193"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style-name="ce210" table:formula="of:=[.B21]"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3: Publish article</text:p>
          </table:table-cell>
          <table:table-cell table:style-name="ce217" office:value-type="string">
            <text:p>- Select Article and published </text:p>
            <text:p>- Select document is relation of Article and publish</text:p>
          </table:table-cell>
          <table:table-cell table:style-name="ce217" office:value-type="string">
            <text:p>Both Article and this relation are published</text:p>
          </table:table-cell>
          <table:table-cell table:style-name="ce210" office:value-type="string">
            <text:p>High</text:p>
          </table:table-cell>
          <table:table-cell table:style-name="ce217" office:value-type="string">
            <text:p>CCP-1031 ECMS-2511</text:p>
          </table:table-cell>
          <table:table-cell table:style-name="ce217" table:number-columns-repeated="1014"/>
        </table:table-row>
        <table:table-row table:style-name="ro17">
          <table:table-cell table:style-name="ce193"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205" table:formula="of:=IF(VALUE(MID([.F22];6;FIND(&quot;:&quot;;[.F22];1)-FIND(&quot; &quot;;[.F22];1)-1))&gt;VALUE(MID([.F21];6;FIND(&quot;:&quot;;[.F21];1)-FIND(&quot; &quot;;[.F21];1)-1));[.C21];[.C21]+1)" office:value-type="float" office:value="1">
            <text:p>001</text:p>
          </table:table-cell>
          <table:table-cell table:style-name="ce210" table:formula="of:=[.B22]"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4: Add Article in a SCV</text:p>
          </table:table-cell>
          <table:table-cell table:style-name="ce217" office:value-type="string">
            <text:p>- Create a page with Content detail portlet and choose article above as content</text:p>
          </table:table-cell>
          <table:table-cell table:style-name="ce217" office:value-type="string">
            <text:p>SCV is displayed with the content of article and a link beneath</text:p>
          </table:table-cell>
          <table:table-cell table:style-name="ce210" office:value-type="string">
            <text:p>High</text:p>
          </table:table-cell>
          <table:table-cell table:style-name="ce217" office:value-type="string">
            <text:p>CCP-1031 ECMS-2511</text:p>
          </table:table-cell>
          <table:table-cell table:style-name="ce217" table:number-columns-repeated="1014"/>
        </table:table-row>
        <table:table-row table:style-name="ro25">
          <table:table-cell table:style-name="ce193"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205" table:formula="of:=IF(VALUE(MID([.F23];6;FIND(&quot;:&quot;;[.F23];1)-FIND(&quot; &quot;;[.F23];1)-1))&gt;VALUE(MID([.F22];6;FIND(&quot;:&quot;;[.F22];1)-FIND(&quot; &quot;;[.F22];1)-1));[.C22];[.C22]+1)" office:value-type="float" office:value="1">
            <text:p>001</text:p>
          </table:table-cell>
          <table:table-cell table:style-name="ce210" table:formula="of:=[.B23]"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5: Click on the link of article</text:p>
          </table:table-cell>
          <table:table-cell table:style-name="ce217" office:value-type="string">
            <text:p>- Click on the link</text:p>
          </table:table-cell>
          <table:table-cell table:style-name="ce217" office:value-type="string">
            <text:p>Show detail of the linked document</text:p>
          </table:table-cell>
          <table:table-cell table:style-name="ce210" office:value-type="string">
            <text:p>High</text:p>
          </table:table-cell>
          <table:table-cell table:style-name="ce217" office:value-type="string">
            <text:p>CCP-1031 ECMS-2511</text:p>
          </table:table-cell>
          <table:table-cell table:style-name="ce217" office:value-type="string">
            <text:p>The related links are not clickable : code source displayed and if there is no related documents, label link is still displayed</text:p>
          </table:table-cell>
          <table:table-cell table:style-name="ce217" table:number-columns-repeated="1013"/>
        </table:table-row>
        <table:table-row table:style-name="ro25">
          <table:table-cell table:style-name="ce193"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205" office:value-type="float" office:value="1">
            <text:p>001</text:p>
          </table:table-cell>
          <table:table-cell table:style-name="ce210" table:formula="of:=[.B24]" office:value-type="string" office:string-value="REG_PLF307_ECMS_007">
            <text:p>REG_PLF307_ECMS_007</text:p>
          </table:table-cell>
          <table:table-cell table:style-name="ce199" office:value-type="string">
            <text:p>Check the displaying of Content based on custom node type a CLV page </text:p>
          </table:table-cell>
          <table:table-cell table:style-name="ce217" office:value-type="string">
            <text:p>Step 1: Create a new name space</text:p>
          </table:table-cell>
          <table:table-cell table:style-name="ce217" office:value-type="string">
            <text:p>- Login as root</text:p>
            <text:p>- Go to Content Administration/ Content Types/ Namespace Registry: Create a new namespace with Namespace Prefix is "zzz"</text:p>
          </table:table-cell>
          <table:table-cell table:style-name="ce217" office:value-type="string">
            <text:p>A new namspace is created</text:p>
          </table:table-cell>
          <table:table-cell table:style-name="ce210" office:value-type="string">
            <text:p>High</text:p>
          </table:table-cell>
          <table:table-cell table:style-name="ce217" office:value-type="string">
            <text:p>CCP-1082 ECMS-2687</text:p>
          </table:table-cell>
          <table:table-cell table:style-name="ce217" table:number-columns-repeated="1014"/>
        </table:table-row>
        <table:table-row table:style-name="ro23">
          <table:table-cell table:style-name="ce193"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style-name="ce210" table:formula="of:=[.B25]"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2: Create a new node type</text:p>
          </table:table-cell>
          <table:table-cell table:style-name="ce22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17" office:value-type="string">
            <text:p>A new node type is created</text:p>
          </table:table-cell>
          <table:table-cell table:style-name="ce210" office:value-type="string">
            <text:p>High</text:p>
          </table:table-cell>
          <table:table-cell table:style-name="ce217" office:value-type="string">
            <text:p>CCP-1082 ECMS-2687</text:p>
          </table:table-cell>
          <table:table-cell table:style-name="ce217" table:number-columns-repeated="1014"/>
        </table:table-row>
        <table:table-row table:style-name="ro22">
          <table:table-cell table:style-name="ce193"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style-name="ce210" table:formula="of:=[.B26]"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3: Create a new template </text:p>
          </table:table-cell>
          <table:table-cell table:style-name="ce217" office:value-type="string">
            <text:p>- Click on Content Presentation -&gt; Manage Templates</text:p>
            <text:p>- Add the new template with label "Teste do nodetype1"</text:p>
            <text:p>- Choose "Any permission" and save it.</text:p>
            <text:p/>
          </table:table-cell>
          <table:table-cell table:style-name="ce217" office:value-type="string">
            <text:p>A new template is created</text:p>
          </table:table-cell>
          <table:table-cell table:style-name="ce210" office:value-type="string">
            <text:p>High</text:p>
          </table:table-cell>
          <table:table-cell table:style-name="ce217" office:value-type="string">
            <text:p>CCP-1082 ECMS-2687</text:p>
          </table:table-cell>
          <table:table-cell table:style-name="ce217" table:number-columns-repeated="1014"/>
        </table:table-row>
        <table:table-row table:style-name="ro17">
          <table:table-cell table:style-name="ce193"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style-name="ce210" table:formula="of:=[.B27]"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4: Create content folder in classic/ web contents</text:p>
          </table:table-cell>
          <table:table-cell table:style-name="ce217" office:value-type="string">
            <text:p>Click on the "Content Explorer" tab &gt; Create a new content folder "test_nodetype" in "/classic/web contents</text:p>
          </table:table-cell>
          <table:table-cell table:style-name="ce217" office:value-type="string">
            <text:p>Content folder is created</text:p>
          </table:table-cell>
          <table:table-cell table:style-name="ce210" office:value-type="string">
            <text:p>High</text:p>
          </table:table-cell>
          <table:table-cell table:style-name="ce217" office:value-type="string">
            <text:p>CCP-1082 ECMS-2687</text:p>
          </table:table-cell>
          <table:table-cell table:style-name="ce217" table:number-columns-repeated="1014"/>
        </table:table-row>
        <table:table-row table:style-name="ro41">
          <table:table-cell table:style-name="ce193"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205" table:formula="of:=IF(VALUE(MID([.F28];6;FIND(&quot;:&quot;;[.F28];1)-FIND(&quot; &quot;;[.F28];1)-1))&gt;VALUE(MID([.F27];6;FIND(&quot;:&quot;;[.F27];1)-FIND(&quot; &quot;;[.F27];1)-1));[.C27];[.C27]+1)" office:value-type="float" office:value="1">
            <text:p>001</text:p>
          </table:table-cell>
          <table:table-cell table:style-name="ce210" table:formula="of:=[.B28]"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5: Create 2 contents <text:s/>and publish them</text:p>
          </table:table-cell>
          <table:table-cell table:style-name="ce21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17" office:value-type="string">
            <text:p>2 Documents are created and published</text:p>
          </table:table-cell>
          <table:table-cell table:style-name="ce210" office:value-type="string">
            <text:p>High</text:p>
          </table:table-cell>
          <table:table-cell table:style-name="ce217" office:value-type="string">
            <text:p>CCP-1082 ECMS-2687</text:p>
          </table:table-cell>
          <table:table-cell table:style-name="ce217" table:number-columns-repeated="1014"/>
        </table:table-row>
        <table:table-row table:style-name="ro38">
          <table:table-cell table:style-name="ce193"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205" table:formula="of:=IF(VALUE(MID([.F29];6;FIND(&quot;:&quot;;[.F29];1)-FIND(&quot; &quot;;[.F29];1)-1))&gt;VALUE(MID([.F28];6;FIND(&quot;:&quot;;[.F28];1)-FIND(&quot; &quot;;[.F28];1)-1));[.C28];[.C28]+1)" office:value-type="float" office:value="1">
            <text:p>001</text:p>
          </table:table-cell>
          <table:table-cell table:style-name="ce210" table:formula="of:=[.B29]"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6: Add a CLV in classic overview page</text:p>
          </table:table-cell>
          <table:table-cell table:style-name="ce21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17" office:value-type="string">
            <text:p>The two contents are shown in the "content list" in over page</text:p>
          </table:table-cell>
          <table:table-cell table:style-name="ce210" office:value-type="string">
            <text:p>High</text:p>
          </table:table-cell>
          <table:table-cell table:style-name="ce217" office:value-type="string">
            <text:p>CCP-1082 ECMS-2687</text:p>
          </table:table-cell>
          <table:table-cell table:style-name="ce217" office:value-type="string">
            <text:p>It will show the Overview page again. The two contents should be showed in the "content list", but we see the "Sorry, no articles available" message</text:p>
          </table:table-cell>
          <table:table-cell table:style-name="ce217" table:number-columns-repeated="1013"/>
        </table:table-row>
        <table:table-row table:style-name="ro23">
          <table:table-cell table:style-name="ce193"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205" office:value-type="float" office:value="1">
            <text:p>001</text:p>
          </table:table-cell>
          <table:table-cell table:style-name="ce210" table:formula="of:=[.B30]" office:value-type="string" office:string-value="REG_PLF307_ECMS_008">
            <text:p>REG_PLF307_ECMS_008</text:p>
          </table:table-cell>
          <table:table-cell table:style-name="ce199" office:value-type="string">
            <text:p>Check right URL when in put title of node with specical characters in IE 7 and IE 8</text:p>
          </table:table-cell>
          <table:table-cell table:style-name="ce217" office:value-type="string">
            <text:p>Step 1: In edit mode, Create 2 articles with name containing special characters</text:p>
          </table:table-cell>
          <table:table-cell table:style-name="ce21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20" office:value-type="string">
            <text:p>The right content is shown in the detail portlet.</text:p>
          </table:table-cell>
          <table:table-cell table:style-name="ce210" office:value-type="string">
            <text:p>High</text:p>
          </table:table-cell>
          <table:table-cell table:style-name="ce217" office:value-type="string">
            <text:p>CCP-1098 ECMS-2720</text:p>
          </table:table-cell>
          <table:table-cell table:style-name="ce217" office:value-type="string">
            <text:p>A wrong content is shown in the detail portlet (show ACM introduce page)</text:p>
          </table:table-cell>
          <table:table-cell table:style-name="ce217" table:number-columns-repeated="1013"/>
        </table:table-row>
        <table:table-row table:style-name="ro29">
          <table:table-cell table:style-name="ce193"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205" office:value-type="float" office:value="1">
            <text:p>001</text:p>
          </table:table-cell>
          <table:table-cell table:style-name="ce210" table:formula="of:=[.B31]" office:value-type="string" office:string-value="REG_PLF307_ECMS_009">
            <text:p>REG_PLF307_ECMS_009</text:p>
          </table:table-cell>
          <table:table-cell table:style-name="ce199" office:value-type="string">
            <text:p>Check search result with keyword in comment of document </text:p>
          </table:table-cell>
          <table:table-cell table:style-name="ce217" office:value-type="string">
            <text:p>Step 1: Create document</text:p>
          </table:table-cell>
          <table:table-cell table:style-name="ce217" office:value-type="string">
            <text:p>- Go to the drive acme-category in the Sites Explorer</text:p>
            <text:p>- Select any category</text:p>
            <text:p>- Create 1 document in this category</text:p>
            <text:p/>
            <text:p/>
            <text:p/>
          </table:table-cell>
          <table:table-cell table:style-name="ce217" office:value-type="string">
            <text:p>Document is created successfully</text:p>
          </table:table-cell>
          <table:table-cell table:style-name="ce210" office:value-type="string">
            <text:p>High</text:p>
          </table:table-cell>
          <table:table-cell table:style-name="ce217" office:value-type="string">
            <text:p>CCP-1121 ECMS-2787</text:p>
          </table:table-cell>
          <table:table-cell table:style-name="ce217" office:value-type="string">
            <text:p>An error appears</text:p>
          </table:table-cell>
          <table:table-cell table:style-name="ce217" table:number-columns-repeated="1013"/>
        </table:table-row>
        <table:table-row table:style-name="ro28">
          <table:table-cell table:style-name="ce193"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205" table:formula="of:=IF(VALUE(MID([.F32];6;FIND(&quot;:&quot;;[.F32];1)-FIND(&quot; &quot;;[.F32];1)-1))&gt;VALUE(MID([.F31];6;FIND(&quot;:&quot;;[.F31];1)-FIND(&quot; &quot;;[.F31];1)-1));[.C31];[.C31]+1)" office:value-type="float" office:value="1">
            <text:p>001</text:p>
          </table:table-cell>
          <table:table-cell table:style-name="ce210" table:formula="of:=[.B32]"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2: Comment for document</text:p>
          </table:table-cell>
          <table:table-cell table:style-name="ce217" office:value-type="string">
            <text:p>- Select created document above</text:p>
            <text:p>- Select Collaboration tab</text:p>
            <text:p>- Add 1 comment for document</text:p>
          </table:table-cell>
          <table:table-cell table:style-name="ce220" office:value-type="string">
            <text:p>Comment is added</text:p>
          </table:table-cell>
          <table:table-cell table:style-name="ce210" office:value-type="string">
            <text:p>High</text:p>
          </table:table-cell>
          <table:table-cell table:style-name="ce217" table:number-columns-repeated="1015"/>
        </table:table-row>
        <table:table-row table:style-name="ro17">
          <table:table-cell table:style-name="ce193"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205" table:formula="of:=IF(VALUE(MID([.F33];6;FIND(&quot;:&quot;;[.F33];1)-FIND(&quot; &quot;;[.F33];1)-1))&gt;VALUE(MID([.F32];6;FIND(&quot;:&quot;;[.F32];1)-FIND(&quot; &quot;;[.F32];1)-1));[.C32];[.C32]+1)" office:value-type="float" office:value="1">
            <text:p>001</text:p>
          </table:table-cell>
          <table:table-cell table:style-name="ce210" table:formula="of:=[.B33]"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3: Check the displaying of node 1</text:p>
          </table:table-cell>
          <table:table-cell table:style-name="ce217" office:value-type="string">
            <text:p>- Back to the root and do a search with any word which is found in the comment </text:p>
          </table:table-cell>
          <table:table-cell table:style-name="ce220" office:value-type="string">
            <text:p>Search result contains the node having the relevant comment</text:p>
          </table:table-cell>
          <table:table-cell table:style-name="ce210" office:value-type="string">
            <text:p>High</text:p>
          </table:table-cell>
          <table:table-cell table:style-name="ce217" table:number-columns-repeated="1015"/>
        </table:table-row>
        <table:table-row table:style-name="ro17">
          <table:table-cell table:style-name="ce193"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205" office:value-type="float" office:value="1">
            <text:p>001</text:p>
          </table:table-cell>
          <table:table-cell table:style-name="ce210" table:formula="of:=[.B34]" office:value-type="string" office:string-value="REG_PLF307_ECMS_010">
            <text:p>REG_PLF307_ECMS_010</text:p>
          </table:table-cell>
          <table:table-cell table:style-name="ce199" office:value-type="string">
            <text:p>Check the displaying of Content explorer portlet in 'level3' page</text:p>
          </table:table-cell>
          <table:table-cell table:style-name="ce219" office:value-type="string">
            <text:p>Step 1: Create new page </text:p>
          </table:table-cell>
          <table:table-cell table:style-name="ce217" office:value-type="string">
            <text:p>- Login acme site as root.</text:p>
            <text:p>- Create new page named <text:s/>"level1"</text:p>
            <text:p/>
            <text:p/>
          </table:table-cell>
          <table:table-cell table:style-name="ce73" office:value-type="string">
            <text:p>Page is created</text:p>
          </table:table-cell>
          <table:table-cell table:style-name="ce210" office:value-type="string">
            <text:p>High</text:p>
          </table:table-cell>
          <table:table-cell table:style-name="ce217" office:value-type="string">
            <text:p>CCP-1134 ECMS-2902</text:p>
          </table:table-cell>
          <table:table-cell table:style-name="ce220" office:value-type="string">
            <text:p>The portlet contents / content explorer is corrupted</text:p>
          </table:table-cell>
          <table:table-cell table:style-name="ce217" table:number-columns-repeated="1013"/>
        </table:table-row>
        <table:table-row table:style-name="ro28">
          <table:table-cell table:style-name="ce193"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205" table:formula="of:=IF(VALUE(MID([.F35];6;FIND(&quot;:&quot;;[.F35];1)-FIND(&quot; &quot;;[.F35];1)-1))&gt;VALUE(MID([.F34];6;FIND(&quot;:&quot;;[.F34];1)-FIND(&quot; &quot;;[.F34];1)-1));[.C34];[.C34]+1)" office:value-type="float" office:value="1">
            <text:p>001</text:p>
          </table:table-cell>
          <table:table-cell table:style-name="ce210" table:formula="of:=[.B35]"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19" office:value-type="string">
            <text:p>Step 2: Create child page of page1</text:p>
          </table:table-cell>
          <table:table-cell table:style-name="ce217" office:value-type="string">
            <text:p>- Select page “level1”</text:p>
            <text:p>- Add new page "level2" children of "level1"</text:p>
          </table:table-cell>
          <table:table-cell table:style-name="ce73" office:value-type="string">
            <text:p>Page is created</text:p>
          </table:table-cell>
          <table:table-cell table:style-name="ce210" office:value-type="string">
            <text:p>High</text:p>
          </table:table-cell>
          <table:table-cell table:style-name="ce217"/>
          <table:table-cell table:style-name="ce220"/>
          <table:table-cell table:style-name="ce217" table:number-columns-repeated="1013"/>
        </table:table-row>
        <table:table-row table:style-name="ro22">
          <table:table-cell table:style-name="ce193"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205" table:formula="of:=IF(VALUE(MID([.F36];6;FIND(&quot;:&quot;;[.F36];1)-FIND(&quot; &quot;;[.F36];1)-1))&gt;VALUE(MID([.F35];6;FIND(&quot;:&quot;;[.F35];1)-FIND(&quot; &quot;;[.F35];1)-1));[.C35];[.C35]+1)" office:value-type="float" office:value="1">
            <text:p>001</text:p>
          </table:table-cell>
          <table:table-cell table:style-name="ce210" table:formula="of:=[.B36]"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20" office:value-type="string">
            <text:p>Step 3: Create a page at level 3 with content explorer portlet</text:p>
          </table:table-cell>
          <table:table-cell table:style-name="ce220" office:value-type="string">
            <text:p><text:span text:style-name="T2">- Add new </text:span><text:span text:style-name="T2">page "level3" </text:span><text:span text:style-name="T2">children of </text:span><text:span text:style-name="T2">"level2"</text:span></text:p>
            <text:p><text:span text:style-name="T2">- Drag the </text:span><text:span text:style-name="T2">"content </text:span><text:span text:style-name="T2">explorer" </text:span><text:span text:style-name="T2">portlet into the </text:span><text:span text:style-name="T2">new page </text:span><text:span text:style-name="T2">"level3"</text:span></text:p>
            <text:p><text:span text:style-name="T2">- Save.</text:span></text:p>
            <text:p><text:span text:style-name="T2"/></text:p>
          </table:table-cell>
          <table:table-cell table:style-name="ce220" office:value-type="string">
            <text:p>The content explorer in "level3" page is showed</text:p>
          </table:table-cell>
          <table:table-cell table:style-name="ce210" office:value-type="string">
            <text:p>High</text:p>
          </table:table-cell>
          <table:table-cell table:style-name="ce217"/>
          <table:table-cell table:style-name="ce220"/>
          <table:table-cell table:style-name="ce217" table:number-columns-repeated="1013"/>
        </table:table-row>
        <table:table-row table:style-name="ro17">
          <table:table-cell table:style-name="ce193"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205" office:value-type="float" office:value="1">
            <text:p>001</text:p>
          </table:table-cell>
          <table:table-cell table:style-name="ce210" table:formula="of:=[.B37]" office:value-type="string" office:string-value="REG_PLF307_ECMS_011">
            <text:p>REG_PLF307_ECMS_011</text:p>
          </table:table-cell>
          <table:table-cell table:style-name="ce199" office:value-type="string">
            <text:p>Check that Double left click on a node works properly in Chrome</text:p>
          </table:table-cell>
          <table:table-cell table:style-name="ce217" office:value-type="string">
            <text:p>Step 1: Left mouse double-click on a node</text:p>
          </table:table-cell>
          <table:table-cell table:style-name="ce217" office:value-type="string">
            <text:p>- Go to Sites Management</text:p>
            <text:p>- Left mouse double-click on a node</text:p>
            <text:p/>
            <text:p/>
          </table:table-cell>
          <table:table-cell table:style-name="ce220" office:value-type="string">
            <text:p>Node is opened Mediumly</text:p>
          </table:table-cell>
          <table:table-cell table:style-name="ce210" office:value-type="string">
            <text:p>Medium</text:p>
          </table:table-cell>
          <table:table-cell table:style-name="ce217" office:value-type="string">
            <text:p>CCP-871 ECMS-2118</text:p>
          </table:table-cell>
          <table:table-cell table:style-name="ce220" office:value-type="string">
            <text:p>The dialog to ask for movement of this node appears.</text:p>
          </table:table-cell>
          <table:table-cell table:style-name="ce217" table:number-columns-repeated="1013"/>
        </table:table-row>
        <table:table-row table:style-name="ro25">
          <table:table-cell table:style-name="ce193"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205" office:value-type="float" office:value="1">
            <text:p>001</text:p>
          </table:table-cell>
          <table:table-cell table:style-name="ce210" table:formula="of:=[.B38]" office:value-type="string" office:string-value="REG_PLF307_ECMS_012">
            <text:p>REG_PLF307_ECMS_012</text:p>
          </table:table-cell>
          <table:table-cell table:style-name="ce199" office:value-type="string">
            <text:p>Check delete Favorites folder in Private Drive of user</text:p>
          </table:table-cell>
          <table:table-cell table:style-name="ce217" office:value-type="string">
            <text:p>Step 1: Delete favorite folder in Private drive</text:p>
          </table:table-cell>
          <table:table-cell table:style-name="ce217" office:value-type="string">
            <text:p>- Login as root or john</text:p>
            <text:p>- Go to Content Explorer</text:p>
            <text:p>- Delete Favorite folder in the Private Driver</text:p>
          </table:table-cell>
          <table:table-cell table:style-name="ce217" office:value-type="string">
            <text:p>There is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Exception appears “javax.jcr.PathNotFoundException: Node not found /Users/root/Private/Favorites”</text:p>
          </table:table-cell>
          <table:table-cell table:style-name="ce217" table:number-columns-repeated="1013"/>
        </table:table-row>
        <table:table-row table:style-name="ro28">
          <table:table-cell table:style-name="ce193"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205" table:formula="of:=IF(VALUE(MID([.F39];6;FIND(&quot;:&quot;;[.F39];1)-FIND(&quot; &quot;;[.F39];1)-1))&gt;VALUE(MID([.F38];6;FIND(&quot;:&quot;;[.F38];1)-FIND(&quot; &quot;;[.F38];1)-1));[.C38];[.C38]+1)" office:value-type="float" office:value="1">
            <text:p>001</text:p>
          </table:table-cell>
          <table:table-cell table:style-name="ce210" table:formula="of:=[.B39]" office:value-type="string" office:string-value="REG_PLF307_ECMS_012">
            <text:p>REG_PLF307_ECMS_012</text:p>
          </table:table-cell>
          <table:table-cell table:style-name="ce217" office:value-type="string">
            <text:p>Check delete Favorites folder in Private Drive of user</text:p>
          </table:table-cell>
          <table:table-cell table:style-name="ce217" office:value-type="string">
            <text:p>Step 2: Choose another drive/ folder</text:p>
          </table:table-cell>
          <table:table-cell table:style-name="ce220" office:value-type="string">
            <text:p>Choose another drive/ folder</text:p>
          </table:table-cell>
          <table:table-cell table:style-name="ce217" office:value-type="string">
            <text:p>No UI error and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UI error and Exception on console occur</text:p>
          </table:table-cell>
          <table:table-cell table:style-name="ce217" table:number-columns-repeated="1013"/>
        </table:table-row>
        <table:table-row table:style-name="ro22">
          <table:table-cell table:style-name="ce193"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205" office:value-type="float" office:value="1">
            <text:p>001</text:p>
          </table:table-cell>
          <table:table-cell table:style-name="ce210" table:formula="of:=[.B40]" office:value-type="string" office:string-value="REG_PLF307_ECMS_013">
            <text:p>REG_PLF307_ECMS_013</text:p>
          </table:table-cell>
          <table:table-cell table:style-name="ce199" office:value-type="string">
            <text:p>Check "Add/Manage Content" actions from CLV in "Dynamic Navigation" <text:s/>active mode</text:p>
          </table:table-cell>
          <table:table-cell table:style-name="ce217" office:value-type="string">
            <text:p>Step 1: Check display of back button</text:p>
          </table:table-cell>
          <table:table-cell table:style-name="ce217"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17" office:value-type="string">
            <text:p>Back button appears for user to click to come back to <text:s/>category</text:p>
          </table:table-cell>
          <table:table-cell table:style-name="ce210" office:value-type="string">
            <text:p>Medium</text:p>
          </table:table-cell>
          <table:table-cell table:style-name="ce217" office:value-type="string">
            <text:p>CCP-1045 ECMS-2580</text:p>
          </table:table-cell>
          <table:table-cell table:style-name="ce220"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217" table:number-columns-repeated="1013"/>
        </table:table-row>
        <table:table-row table:style-name="ro17">
          <table:table-cell table:style-name="ce193"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205" table:formula="of:=IF(VALUE(MID([.F41];6;FIND(&quot;:&quot;;[.F41];1)-FIND(&quot; &quot;;[.F41];1)-1))&gt;VALUE(MID([.F40];6;FIND(&quot;:&quot;;[.F40];1)-FIND(&quot; &quot;;[.F40];1)-1));[.C40];[.C40]+1)" office:value-type="float" office:value="1">
            <text:p>001</text:p>
          </table:table-cell>
          <table:table-cell table:style-name="ce210" table:formula="of:=[.B41]"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table:style-name="ce217" office:value-type="string">
            <text:p>Step 2: Check location of new content</text:p>
          </table:table-cell>
          <table:table-cell table:style-name="ce217" office:value-type="string">
            <text:p>- Choose 1 template document</text:p>
            <text:p>- Fill data in required fields</text:p>
            <text:p>- Save</text:p>
            <text:p>- Click Back button</text:p>
          </table:table-cell>
          <table:table-cell table:style-name="ce217" office:value-type="string">
            <text:p>New content is created in selected category </text:p>
          </table:table-cell>
          <table:table-cell table:style-name="ce210" office:value-type="string">
            <text:p>Medium</text:p>
          </table:table-cell>
          <table:table-cell table:style-name="ce217" office:value-type="string">
            <text:p>CCP-1045 ECMS-2580</text:p>
          </table:table-cell>
          <table:table-cell table:style-name="ce220" office:value-type="string">
            <text:p>Error on place of new created document. It's always created in /acme</text:p>
          </table:table-cell>
          <table:table-cell table:style-name="ce217" table:number-columns-repeated="1013"/>
        </table:table-row>
        <table:table-row table:style-name="ro23">
          <table:table-cell table:style-name="ce193"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205" table:formula="of:=IF(VALUE(MID([.F42];6;FIND(&quot;:&quot;;[.F42];1)-FIND(&quot; &quot;;[.F42];1)-1))&gt;VALUE(MID([.F41];6;FIND(&quot;:&quot;;[.F41];1)-FIND(&quot; &quot;;[.F41];1)-1));[.C41];[.C41]+1)" office:value-type="float" office:value="2">
            <text:p>002</text:p>
          </table:table-cell>
          <table:table-cell table:style-name="ce210" table:formula="of:=[.B42]" office:value-type="string" office:string-value="REG_PLF307_ECMS_014">
            <text:p>REG_PLF307_ECMS_014</text:p>
          </table:table-cell>
          <table:table-cell table:style-name="ce199" office:value-type="string">
            <text:p>Check load icon in Simple View</text:p>
          </table:table-cell>
          <table:table-cell table:style-name="ce217" office:value-type="string">
            <text:p>Step 1: Check load icon in Simple View</text:p>
          </table:table-cell>
          <table:table-cell table:style-name="ce217" office:value-type="string">
            <text:p>- Go to Group &gt; Content Explorer</text:p>
            <text:p>- Choose "/organization/management/executive-board drive</text:p>
            <text:p>- Select Icon-view</text:p>
            <text:p>- Click "Content Explorer" several time or refresh web browser.</text:p>
          </table:table-cell>
          <table:table-cell table:style-name="ce217" office:value-type="string">
            <text:p>Icon can be loaded and no error in Firebug</text:p>
          </table:table-cell>
          <table:table-cell table:style-name="ce210" office:value-type="string">
            <text:p>Medium</text:p>
          </table:table-cell>
          <table:table-cell table:style-name="ce217" office:value-type="string">
            <text:p>CCP-1109 ECMS-2455</text:p>
          </table:table-cell>
          <table:table-cell table:style-name="ce217" office:value-type="string">
            <text:p>Icons can not be loaded and get this error in Firebug :</text:p>
            <text:p/>
            <text:p><text:s text:c="4"/>* eXo.ecm.UISimpleView is undefined</text:p>
            <text:p><text:s text:c="4"/>* eXo.ecm.UISimpleView.errorCallback(this);</text:p>
            <text:p/>
          </table:table-cell>
          <table:table-cell table:style-name="ce217" table:number-columns-repeated="1013"/>
        </table:table-row>
        <table:table-row table:style-name="ro41">
          <table:table-cell table:style-name="ce193"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205" office:value-type="float" office:value="1">
            <text:p>001</text:p>
          </table:table-cell>
          <table:table-cell table:style-name="ce210" table:formula="of:=[.B43]" office:value-type="string" office:string-value="REG_PLF307_ECMS_015">
            <text:p>REG_PLF307_ECMS_015</text:p>
          </table:table-cell>
          <table:table-cell table:style-name="ce199" office:value-type="string">
            <text:p>Check java.util.MissingResourceException when try to open a PDF file.</text:p>
          </table:table-cell>
          <table:table-cell table:style-name="ce217" office:value-type="string">
            <text:p>Step 1: Check java.util.MissingResourceException when try to open a PDF file.</text:p>
          </table:table-cell>
          <table:table-cell table:style-name="ce217" office:value-type="string">
            <text:p>- Change the portal language to Italian.</text:p>
            <text:p>- Open the Content explorer</text:p>
            <text:p>- Go to /acme/documents/ and open the metro.pdf file</text:p>
            <text:p/>
          </table:table-cell>
          <table:table-cell table:style-name="ce217" office:value-type="string">
            <text:p>pdf file is opened and there is no exception</text:p>
          </table:table-cell>
          <table:table-cell table:style-name="ce210" office:value-type="string">
            <text:p>Medium</text:p>
          </table:table-cell>
          <table:table-cell table:style-name="ce217" office:value-type="string">
            <text:p>CCP-1129</text:p>
            <text:p>ECMS-2836</text:p>
          </table:table-cell>
          <table:table-cell table:style-name="ce220" office:value-type="string">
            <text:p>We get the following exception "java.util.MissingResourceException: Can't find resource for bundle java.util.PropertyResourceBundle, key PDFViewer.label.nextPage".</text:p>
          </table:table-cell>
          <table:table-cell table:style-name="ce217" table:number-columns-repeated="1013"/>
        </table:table-row>
        <table:table-row table:style-name="ro17">
          <table:table-cell table:style-name="ce193"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205" office:value-type="float" office:value="1">
            <text:p>001</text:p>
          </table:table-cell>
          <table:table-cell table:style-name="ce210" table:formula="of:=[.B44]" office:value-type="string" office:string-value="REG_PLF307_ECMS_016">
            <text:p>REG_PLF307_ECMS_016</text:p>
          </table:table-cell>
          <table:table-cell table:style-name="ce199" office:value-type="string">
            <text:p>Check: delete a node of a workspace different from trash one's</text:p>
          </table:table-cell>
          <table:table-cell table:style-name="ce217" office:value-type="string">
            <text:p>Step 1: Create document in dms-system workspace</text:p>
          </table:table-cell>
          <table:table-cell table:style-name="ce217" office:value-type="string">
            <text:p>- Go to Content Explorer &gt; DMS Administration Drive</text:p>
            <text:p>- Select any path and create 1 new content</text:p>
          </table:table-cell>
          <table:table-cell table:style-name="ce217" office:value-type="string">
            <text:p>New content is created <text:s/></text:p>
          </table:table-cell>
          <table:table-cell table:style-name="ce217" office:value-type="string">
            <text:p>Medium</text:p>
          </table:table-cell>
          <table:table-cell table:style-name="ce217" office:value-type="string">
            <text:p>CCP-1127 ECMS-2826</text:p>
          </table:table-cell>
          <table:table-cell table:style-name="ce217" office:value-type="string">
            <text:p>error on console and Status Invalid on browser</text:p>
          </table:table-cell>
          <table:table-cell table:style-name="ce217" table:number-columns-repeated="1013"/>
        </table:table-row>
        <table:table-row table:style-name="ro17">
          <table:table-cell table:style-name="ce193"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205" table:formula="of:=IF(VALUE(MID([.F45];6;FIND(&quot;:&quot;;[.F45];1)-FIND(&quot; &quot;;[.F45];1)-1))&gt;VALUE(MID([.F44];6;FIND(&quot;:&quot;;[.F44];1)-FIND(&quot; &quot;;[.F44];1)-1));[.C44];[.C44]+1)" office:value-type="float" office:value="1">
            <text:p>001</text:p>
          </table:table-cell>
          <table:table-cell table:style-name="ce210" table:formula="of:=[.B45]" office:value-type="string" office:string-value="REG_PLF307_ECMS_016">
            <text:p>REG_PLF307_ECMS_016</text:p>
          </table:table-cell>
          <table:table-cell table:style-name="ce211" office:value-type="string">
            <text:p>Check: delete a node of a workspace different from trash one's</text:p>
          </table:table-cell>
          <table:table-cell table:style-name="ce217" office:value-type="string">
            <text:p>Step 2: Add a related link for article</text:p>
          </table:table-cell>
          <table:table-cell table:style-name="ce217" office:value-type="string">
            <text:p>- Right click on create content above and select Delete</text:p>
          </table:table-cell>
          <table:table-cell table:style-name="ce217" office:value-type="string">
            <text:p>Document is remove successfully, no error in console</text:p>
          </table:table-cell>
          <table:table-cell table:style-name="ce217" office:value-type="string">
            <text:p>Medium</text:p>
          </table:table-cell>
          <table:table-cell table:style-name="ce217" table:number-columns-repeated="1015"/>
        </table:table-row>
        <table:table-row table:style-name="ro29">
          <table:table-cell table:style-name="ce193"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205" office:value-type="float" office:value="1">
            <text:p>001</text:p>
          </table:table-cell>
          <table:table-cell table:style-name="ce210" table:formula="of:=[.B46]" office:value-type="string" office:string-value="REG_PLF307_ECMS_017">
            <text:p>REG_PLF307_ECMS_017</text:p>
          </table:table-cell>
          <table:table-cell table:style-name="ce199" office:value-type="string">
            <text:p>Check: Shared css and js is reloaded after server restart</text:p>
          </table:table-cell>
          <table:table-cell table:style-name="ce220" office:value-type="string">
            <text:p>Step 1: Create Css file</text:p>
          </table:table-cell>
          <table:table-cell table:style-name="ce217" office:value-type="string">
            <text:p><text:span text:style-name="T12">- Go to </text:span><text:span text:style-name="T12">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217" office:value-type="string">
            <text:p>Css file is created</text:p>
          </table:table-cell>
          <table:table-cell table:style-name="ce217" office:value-type="string">
            <text:p>Medium</text:p>
          </table:table-cell>
          <table:table-cell table:style-name="ce217" office:value-type="string">
            <text:p>CCP-1100 ECMS-2763</text:p>
          </table:table-cell>
          <table:table-cell table:style-name="ce217" office:value-type="string">
            <text:p>The background is now grey, the global css is not taken effect.</text:p>
          </table:table-cell>
          <table:table-cell table:style-name="ce217" table:number-columns-repeated="1013"/>
        </table:table-row>
        <table:table-row table:style-name="ro17">
          <table:table-cell table:style-name="ce193"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205" table:formula="of:=IF(VALUE(MID([.F47];6;FIND(&quot;:&quot;;[.F47];1)-FIND(&quot; &quot;;[.F47];1)-1))&gt;VALUE(MID([.F46];6;FIND(&quot;:&quot;;[.F46];1)-FIND(&quot; &quot;;[.F46];1)-1));[.C46];[.C46]+1)" office:value-type="float" office:value="1">
            <text:p>001</text:p>
          </table:table-cell>
          <table:table-cell table:style-name="ce210" table:formula="of:=[.B47]" office:value-type="string" office:string-value="REG_PLF307_ECMS_017">
            <text:p>REG_PLF307_ECMS_017</text:p>
          </table:table-cell>
          <table:table-cell table:style-name="ce211" office:value-type="string">
            <text:p>Check: Shared css and js is reloaded after server restart</text:p>
          </table:table-cell>
          <table:table-cell table:style-name="ce220" office:value-type="string">
            <text:p>Step 2: Restart server and check the effect of css file</text:p>
          </table:table-cell>
          <table:table-cell table:style-name="ce220" office:value-type="string">
            <text:p><text:span text:style-name="T2">- Stop the </text:span><text:span text:style-name="T2">server and </text:span><text:span text:style-name="T2">restart it</text:span></text:p>
            <text:p><text:span text:style-name="T2">- Go to acme </text:span><text:span text:style-name="T2">homepage, </text:span><text:span text:style-name="T2">refresh and </text:span><text:span text:style-name="T2">see that </text:span><text:span text:style-name="T2">background of </text:span><text:span text:style-name="T2">Signin portlet </text:span><text:span text:style-name="T2">is white.</text:span></text:p>
            <text:p><text:span text:style-name="T2"/></text:p>
          </table:table-cell>
          <table:table-cell table:style-name="ce220" office:value-type="string">
            <text:p>The background is now still white, the global css is taken effect</text:p>
          </table:table-cell>
          <table:table-cell table:style-name="ce217" office:value-type="string">
            <text:p>Medium</text:p>
          </table:table-cell>
          <table:table-cell table:style-name="ce217" table:number-columns-repeated="1015"/>
        </table:table-row>
        <table:table-row table:style-name="ro17">
          <table:table-cell table:style-name="ce193"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205" office:value-type="float" office:value="1">
            <text:p>001</text:p>
          </table:table-cell>
          <table:table-cell table:style-name="ce210" table:formula="of:=[.B48]" office:value-type="string" office:string-value="REG_PLF307_ECMS_018">
            <text:p>REG_PLF307_ECMS_018</text:p>
          </table:table-cell>
          <table:table-cell table:style-name="ce199" office:value-type="string">
            <text:p>A node that don't point to a page does not have a link on Navigation portlet</text:p>
          </table:table-cell>
          <table:table-cell table:style-name="ce211" office:value-type="string">
            <text:p>Step 1: Create a node without page on ACME navigation</text:p>
          </table:table-cell>
          <table:table-cell table:style-name="ce217" office:value-type="string">
            <text:p>- Edit navigation of ACME site</text:p>
            <text:p>- Add a navigation node (test 1) without adding a page to it.</text:p>
            <text:p/>
          </table:table-cell>
          <table:table-cell table:style-name="ce220" office:value-type="string">
            <text:p>Node test 1 is created successfully</text:p>
          </table:table-cell>
          <table:table-cell table:style-name="ce217" office:value-type="string">
            <text:p>Medium</text:p>
          </table:table-cell>
          <table:table-cell table:style-name="ce217" office:value-type="string">
            <text:p>CCP-1110 ECMS-2748</text:p>
          </table:table-cell>
          <table:table-cell table:style-name="ce217" office:value-type="string">
            <text:p>A page is displayed with the following message: "Page not found."</text:p>
          </table:table-cell>
          <table:table-cell table:style-name="ce217" table:number-columns-repeated="1013"/>
        </table:table-row>
        <table:table-row table:style-name="ro25">
          <table:table-cell table:style-name="ce193"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205" table:formula="of:=IF(VALUE(MID([.F49];6;FIND(&quot;:&quot;;[.F49];1)-FIND(&quot; &quot;;[.F49];1)-1))&gt;VALUE(MID([.F48];6;FIND(&quot;:&quot;;[.F48];1)-FIND(&quot; &quot;;[.F48];1)-1));[.C48];[.C48]+1)" office:value-type="float" office:value="1">
            <text:p>001</text:p>
          </table:table-cell>
          <table:table-cell table:style-name="ce210" table:formula="of:=[.B49]"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2: Create child-node of step 1 </text:p>
          </table:table-cell>
          <table:table-cell table:style-name="ce220" office:value-type="string">
            <text:p><text:span text:style-name="T13">- Select node </text:span><text:span text:style-name="T13">1</text:span></text:p>
            <text:p><text:span text:style-name="T13">- Add new </text:span><text:span text:style-name="T13">node (test 2) </text:span><text:span text:style-name="T13">is child node </text:span><text:span text:style-name="T13">of test 1</text:span></text:p>
            <text:p><text:span text:style-name="T13">- Add a page </text:span><text:span text:style-name="T13">for node test </text:span><text:span text:style-name="T13">2</text:span></text:p>
            <text:p><text:span text:style-name="T13"/></text:p>
          </table:table-cell>
          <table:table-cell table:style-name="ce220" office:value-type="string">
            <text:p>Node test 2 (have a page) is created as child node of test 1</text:p>
          </table:table-cell>
          <table:table-cell table:style-name="ce217" office:value-type="string">
            <text:p>Medium</text:p>
          </table:table-cell>
          <table:table-cell table:style-name="ce217" table:number-columns-repeated="1015"/>
        </table:table-row>
        <table:table-row table:style-name="ro17">
          <table:table-cell table:style-name="ce193"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205" table:formula="of:=IF(VALUE(MID([.F50];6;FIND(&quot;:&quot;;[.F50];1)-FIND(&quot; &quot;;[.F50];1)-1))&gt;VALUE(MID([.F49];6;FIND(&quot;:&quot;;[.F49];1)-FIND(&quot; &quot;;[.F49];1)-1));[.C49];[.C49]+1)" office:value-type="float" office:value="1">
            <text:p>001</text:p>
          </table:table-cell>
          <table:table-cell table:style-name="ce210" table:formula="of:=[.B50]"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3: Check the displaying of node 1</text:p>
          </table:table-cell>
          <table:table-cell table:style-name="ce220" office:value-type="string">
            <text:p><text:span text:style-name="T13">- Return to </text:span><text:span text:style-name="T13">the home </text:span><text:span text:style-name="T13">page and </text:span><text:span text:style-name="T13">click on the </text:span><text:span text:style-name="T13">first node </text:span><text:span text:style-name="T13">created </text:span><text:span text:style-name="T14">(</text:span><text:span text:style-name="T13">test </text:span><text:span text:style-name="T13">1</text:span><text:span text:style-name="T14">)</text:span></text:p>
          </table:table-cell>
          <table:table-cell table:style-name="ce220" office:value-type="string">
            <text:p><text:span text:style-name="T2">Web browser </text:span><text:span text:style-name="T2">retains the </text:span><text:span text:style-name="T2">current page.</text:span></text:p>
            <text:p><text:span text:style-name="T2"/></text:p>
          </table:table-cell>
          <table:table-cell table:style-name="ce217" office:value-type="string">
            <text:p>Medium</text:p>
          </table:table-cell>
          <table:table-cell table:style-name="ce217" table:number-columns-repeated="1015"/>
        </table:table-row>
        <table:table-row table:style-name="ro23">
          <table:table-cell table:style-name="ce193"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205" office:value-type="float" office:value="1">
            <text:p>001</text:p>
          </table:table-cell>
          <table:table-cell table:style-name="ce210" table:formula="of:=[.B51]" office:value-type="string" office:string-value="REG_PLF307_ECMS_019">
            <text:p>REG_PLF307_ECMS_019</text:p>
          </table:table-cell>
          <table:table-cell table:style-name="ce199" office:value-type="string">
            <text:p>Setting a content Explorer with parameterize option</text:p>
          </table:table-cell>
          <table:table-cell table:style-name="ce217" office:value-type="string">
            <text:p>Step 1: Setting a content Explorer with parameterize option</text:p>
          </table:table-cell>
          <table:table-cell table:style-name="ce21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17" office:value-type="string">
            <text:p>File explorer point to the selected path</text:p>
          </table:table-cell>
          <table:table-cell table:style-name="ce217" office:value-type="string">
            <text:p>Medium</text:p>
          </table:table-cell>
          <table:table-cell table:style-name="ce217" office:value-type="string">
            <text:p>CCP-1035 ECMS-2717</text:p>
          </table:table-cell>
          <table:table-cell table:style-name="ce217" office:value-type="string">
            <text:p>File explorer doesn't point to the selected path</text:p>
          </table:table-cell>
          <table:table-cell table:style-name="ce217" table:number-columns-repeated="1013"/>
        </table:table-row>
        <table:table-row table:style-name="ro31">
          <table:table-cell table:style-name="ce193"/>
          <table:table-cell table:style-name="ce167"/>
          <table:table-cell table:style-name="ce205"/>
          <table:table-cell table:style-name="ce210"/>
          <table:table-cell table:style-name="ce217" table:number-columns-repeated="1020"/>
        </table:table-row>
        <table:table-row table:style-name="ro33">
          <table:table-cell table:style-name="ce193"/>
          <table:table-cell table:style-name="ce56"/>
          <table:table-cell table:style-name="ce205"/>
          <table:table-cell table:style-name="ce210"/>
          <table:table-cell table:style-name="ce199"/>
          <table:table-cell table:style-name="ce217" table:number-columns-repeated="1019"/>
        </table:table-row>
        <table:table-row table:style-name="ro31">
          <table:table-cell table:style-name="ce191"/>
          <table:table-cell table:style-name="ce56"/>
          <table:table-cell table:style-name="ce205"/>
          <table:table-cell table:style-name="ce210"/>
          <table:table-cell table:style-name="ce199"/>
          <table:table-cell table:style-name="ce217" table:number-columns-repeated="1019"/>
        </table:table-row>
        <table:table-row table:style-name="ro31" table:number-rows-repeated="4">
          <table:table-cell table:style-name="ce191"/>
          <table:table-cell table:style-name="ce167"/>
          <table:table-cell table:style-name="ce205"/>
          <table:table-cell table:style-name="ce210"/>
          <table:table-cell table:style-name="ce211"/>
          <table:table-cell table:style-name="ce217" table:number-columns-repeated="1019"/>
        </table:table-row>
        <table:table-row table:style-name="ro31" table:number-rows-repeated="39">
          <table:table-cell table:style-name="ce191"/>
          <table:table-cell table:style-name="ce199"/>
          <table:table-cell table:style-name="ce191"/>
          <table:table-cell table:style-name="ce210"/>
          <table:table-cell table:style-name="ce217" table:number-columns-repeated="1020"/>
        </table:table-row>
        <table:table-row table:style-name="ro31" table:number-rows-repeated="11">
          <table:table-cell table:style-name="ce191"/>
          <table:table-cell table:style-name="ce199"/>
          <table:table-cell table:style-name="ce191"/>
          <table:table-cell table:style-name="ce211"/>
          <table:table-cell table:style-name="ce217" table:number-columns-repeated="1020"/>
        </table:table-row>
        <table:table-row table:style-name="ro31" table:number-rows-repeated="11">
          <table:table-cell table:style-name="ce194"/>
          <table:table-cell table:style-name="ce69"/>
          <table:table-cell table:style-name="ce194"/>
          <table:table-cell table:style-name="ce69" table:number-columns-repeated="1021"/>
        </table:table-row>
        <table:table-row table:style-name="ro7" table:number-rows-repeated="1048456">
          <table:table-cell table:number-columns-repeated="1024"/>
        </table:table-row>
        <table:table-row table:style-name="ro7">
          <table:table-cell table:number-columns-repeated="1024"/>
        </table:table-row>
      </table:table>
      <table:table table:name="Bugs_v2_1_8" table:style-name="ta1" table:print="false">
        <table:table-column table:style-name="co36" table:default-cell-style-name="ce109"/>
        <table:table-column table:style-name="co24" table:default-cell-style-name="ce58"/>
        <table:table-column table:style-name="co36" table:default-cell-style-name="ce109"/>
        <table:table-column table:style-name="co25" table:default-cell-style-name="ce126"/>
        <table:table-column table:style-name="co31" table:default-cell-style-name="ce109"/>
        <table:table-column table:style-name="co37" table:default-cell-style-name="ce109"/>
        <table:table-column table:style-name="co34" table:default-cell-style-name="ce109"/>
        <table:table-column table:style-name="co41" table:default-cell-style-name="ce109"/>
        <table:table-column table:style-name="co42" table:default-cell-style-name="ce109"/>
        <table:table-column table:style-name="co8" table:default-cell-style-name="ce109"/>
        <table:table-column table:style-name="co40" table:default-cell-style-name="ce109"/>
        <table:table-column table:style-name="co8" table:number-columns-repeated="1013" table:default-cell-style-name="ce109"/>
        <table:table-row table:style-name="ro7">
          <table:table-cell table:style-name="ce141"/>
          <table:table-cell table:style-name="ce228" office:value-type="string">
            <text:p>TEST CASES</text:p>
          </table:table-cell>
          <table:table-cell table:style-name="ce232"/>
          <table:table-cell table:style-name="ce237" table:number-columns-repeated="2"/>
          <table:table-cell table:style-name="ce241"/>
          <table:table-cell table:style-name="ce237" table:number-columns-repeated="3"/>
          <table:table-cell table:style-name="ce270"/>
          <table:table-cell table:style-name="ce237"/>
          <table:table-cell table:style-name="ce179" office:value-type="string">
            <text:p>Passed</text:p>
          </table:table-cell>
          <table:table-cell table:style-name="ce179" table:formula="of:=COUNTIF([.M$7:.M$971];[.$L1])" office:value-type="float" office:value="0">
            <text:p>0</text:p>
          </table:table-cell>
          <table:table-cell table:style-name="ce179" table:formula="of:=COUNTIF([.N$7:.N$971];[.$L1])" office:value-type="float" office:value="0">
            <text:p>0</text:p>
          </table:table-cell>
          <table:table-cell table:style-name="ce179" table:formula="of:=COUNTIF([.O$7:.O$971];[.$L1])" office:value-type="float" office:value="0">
            <text:p>0</text:p>
          </table:table-cell>
          <table:table-cell table:style-name="ce179" table:formula="of:=COUNTIF([.P$7:.P$971];[.$L1])"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229"/>
          <table:table-cell table:style-name="ce233"/>
          <table:table-cell table:style-name="ce237" table:number-columns-repeated="2"/>
          <table:table-cell table:style-name="ce241"/>
          <table:table-cell table:style-name="ce237" table:number-columns-repeated="3"/>
          <table:table-cell table:style-name="ce271"/>
          <table:table-cell table:style-name="ce237"/>
          <table:table-cell table:style-name="ce179" office:value-type="string">
            <text:p>Failed</text:p>
          </table:table-cell>
          <table:table-cell table:style-name="ce179" table:formula="of:=COUNTIF([.M$7:.M$971];[.$L2])" office:value-type="float" office:value="0">
            <text:p>0</text:p>
          </table:table-cell>
          <table:table-cell table:style-name="ce179" table:formula="of:=COUNTIF([.N$7:.N$971];[.$L2])" office:value-type="float" office:value="0">
            <text:p>0</text:p>
          </table:table-cell>
          <table:table-cell table:style-name="ce179" table:formula="of:=COUNTIF([.O$7:.O$971];[.$L2])" office:value-type="float" office:value="0">
            <text:p>0</text:p>
          </table:table-cell>
          <table:table-cell table:style-name="ce179" table:formula="of:=COUNTIF([.P$7:.P$971];[.$L2])" office:value-type="float" office:value="0">
            <text:p>0</text:p>
          </table:table-cell>
          <table:table-cell table:style-name="ce178" table:number-columns-repeated="214"/>
          <table:table-cell table:style-name="Default" table:number-columns-repeated="794"/>
        </table:table-row>
        <table:table-row table:style-name="ro34">
          <table:table-cell table:style-name="ce141"/>
          <table:table-cell table:style-name="ce230" office:value-type="string">
            <text:p>Function List:</text:p>
          </table:table-cell>
          <table:table-cell table:style-name="ce234" office:value-type="string" table:number-columns-spanned="3" table:number-rows-spanned="1">
            <text:p>Bugs on ECMS 2.1.8 for regression test</text:p>
          </table:table-cell>
          <table:covered-table-cell table:style-name="ce238"/>
          <table:covered-table-cell table:style-name="ce238"/>
          <table:table-cell table:style-name="ce241"/>
          <table:table-cell table:style-name="ce243"/>
          <table:table-cell table:style-name="ce269" table:number-columns-repeated="2"/>
          <table:table-cell table:style-name="ce271"/>
          <table:table-cell table:style-name="ce269"/>
          <table:table-cell table:style-name="ce179" office:value-type="string">
            <text:p>Blocked</text:p>
          </table:table-cell>
          <table:table-cell table:style-name="ce179" table:formula="of:=COUNTIF([.M$7:.M$971];[.$L3])" office:value-type="float" office:value="0">
            <text:p>0</text:p>
          </table:table-cell>
          <table:table-cell table:style-name="ce179" table:formula="of:=COUNTIF([.N$7:.N$971];[.$L3])" office:value-type="float" office:value="0">
            <text:p>0</text:p>
          </table:table-cell>
          <table:table-cell table:style-name="ce179" table:formula="of:=COUNTIF([.O$7:.O$971];[.$L3])" office:value-type="float" office:value="0">
            <text:p>0</text:p>
          </table:table-cell>
          <table:table-cell table:style-name="ce179" table:formula="of:=COUNTIF([.P$7:.P$971];[.$L3])" office:value-type="float" office:value="0">
            <text:p>0</text:p>
          </table:table-cell>
          <table:table-cell table:style-name="ce178" table:number-columns-repeated="214"/>
          <table:table-cell table:style-name="Default" table:number-columns-repeated="794"/>
        </table:table-row>
        <table:table-row table:style-name="ro9">
          <table:table-cell table:style-name="ce141"/>
          <table:table-cell table:style-name="ce230" office:value-type="string">
            <text:p>Total Main Cases:</text:p>
          </table:table-cell>
          <table:table-cell table:style-name="ce235" table:formula="of:=MAX([.A7:.A952])" office:value-type="float" office:value="15" table:number-columns-spanned="3" table:number-rows-spanned="1">
            <text:p>15</text:p>
          </table:table-cell>
          <table:covered-table-cell table:style-name="ce238"/>
          <table:covered-table-cell table:style-name="ce238"/>
          <table:table-cell table:style-name="ce241"/>
          <table:table-cell table:style-name="ce243"/>
          <table:table-cell table:style-name="ce269" table:number-columns-repeated="2"/>
          <table:table-cell table:style-name="ce271"/>
          <table:table-cell table:style-name="ce269"/>
          <table:table-cell table:style-name="ce178" office:value-type="string">
            <text:p>Untested</text:p>
          </table:table-cell>
          <table:table-cell table:style-name="ce179" table:formula="of:=COUNTIF([.M$7:.M$971];[.$L4])" office:value-type="float" office:value="0">
            <text:p>0</text:p>
          </table:table-cell>
          <table:table-cell table:style-name="ce179" table:formula="of:=COUNTIF([.N$7:.N$971];[.$L4])" office:value-type="float" office:value="0">
            <text:p>0</text:p>
          </table:table-cell>
          <table:table-cell table:style-name="ce179" table:formula="of:=COUNTIF([.O$7:.O$971];[.$L4])" office:value-type="float" office:value="0">
            <text:p>0</text:p>
          </table:table-cell>
          <table:table-cell table:style-name="ce179" table:formula="of:=COUNTIF([.P$7:.P$971];[.$L4])" office:value-type="float" office:value="0">
            <text:p>0</text:p>
          </table:table-cell>
          <table:table-cell table:style-name="ce178" table:number-columns-repeated="214"/>
          <table:table-cell table:style-name="Default" table:number-columns-repeated="794"/>
        </table:table-row>
        <table:table-row table:style-name="ro7">
          <table:table-cell table:style-name="ce141"/>
          <table:table-cell table:style-name="ce231"/>
          <table:table-cell table:style-name="ce236"/>
          <table:table-cell table:style-name="ce239"/>
          <table:table-cell table:style-name="ce240"/>
          <table:table-cell table:style-name="ce240" office:value-type="string">
            <text:p><text:s/></text:p>
          </table:table-cell>
          <table:table-cell table:style-name="ce240" table:number-columns-repeated="3"/>
          <table:table-cell table:style-name="ce271"/>
          <table:table-cell table:style-name="ce240"/>
          <table:table-cell office:value-type="string">
            <text:p>N/A</text:p>
          </table:table-cell>
          <table:table-cell table:style-name="ce179" table:formula="of:=COUNTIF([.M$7:.M$971];[.$L5])" office:value-type="float" office:value="0">
            <text:p>0</text:p>
          </table:table-cell>
          <table:table-cell table:style-name="ce179" table:formula="of:=COUNTIF([.N$7:.N$971];[.$L5])" office:value-type="float" office:value="0">
            <text:p>0</text:p>
          </table:table-cell>
          <table:table-cell table:style-name="ce179" table:formula="of:=COUNTIF([.O$7:.O$971];[.$L5])" office:value-type="float" office:value="0">
            <text:p>0</text:p>
          </table:table-cell>
          <table:table-cell table:style-name="ce179" table:formula="of:=COUNTIF([.P$7:.P$971];[.$L5])" office:value-type="float" office:value="0">
            <text:p>0</text:p>
          </table:table-cell>
          <table:table-cell table:style-name="Default"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5">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42" office:value-type="string">
            <text:p>Step 1: Create new document</text:p>
          </table:table-cell>
          <table:table-cell table:style-name="ce242"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77" office:value-type="string">
            <text:p>High</text:p>
          </table:table-cell>
          <table:table-cell table:style-name="ce177" office:value-type="string">
            <text:p>CCP-1102 ECMS-2095</text:p>
          </table:table-cell>
          <table:table-cell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42" office:value-type="string">
            <text:p>SCV is created with added document successfully</text:p>
          </table:table-cell>
          <table:table-cell table:style-name="ce177" office:value-type="string">
            <text:p>High</text:p>
          </table:table-cell>
          <table:table-cell table:style-name="ce177" office:value-type="string">
            <text:p>CCP-1102 ECMS-2095</text:p>
          </table:table-cell>
          <table:table-cell/>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7" office:value-type="string">
            <text:p>High</text:p>
          </table:table-cell>
          <table:table-cell table:style-name="ce177" office:value-type="string">
            <text:p>CCP-1102 ECMS-2095</text:p>
          </table:table-cell>
          <table:table-cell table:style-name="ce165" table:number-columns-repeated="1014"/>
        </table:table-row>
        <table:table-row table:style-name="ro49">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71" office:value-type="string">
            <text:p>Document is sent to request approval or published, and can be view in Published mode in SCV and no exception</text:p>
          </table:table-cell>
          <table:table-cell table:style-name="ce177" office:value-type="string">
            <text:p>High</text:p>
          </table:table-cell>
          <table:table-cell table:style-name="ce177"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7"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1" office:value-type="string">
            <text:p>One alert is showed on ACME site “here is Acme site”</text:p>
          </table:table-cell>
          <table:table-cell table:style-name="ce177"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1" office:value-type="string">
            <text:p>Alert does not appear again</text:p>
          </table:table-cell>
          <table:table-cell table:style-name="ce177" office:value-type="string">
            <text:p>High</text:p>
          </table:table-cell>
          <table:table-cell table:style-name="ce165" office:value-type="string">
            <text:p>CCP-961 ECMS-2297</text:p>
          </table:table-cell>
          <table:table-cell table:style-name="ce177"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7"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7" office:value-type="string">
            <text:p>High</text:p>
          </table:table-cell>
          <table:table-cell table:style-name="ce165" office:value-type="string">
            <text:p>CCP-1152 ECMS-3059</text:p>
          </table:table-cell>
          <table:table-cell table:style-name="ce165"/>
          <table:table-cell table:style-name="ce165" office:value-type="string">
            <text:p>N/A this case</text:p>
          </table:table-cell>
          <table:table-cell table:style-name="ce165"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7"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7"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7"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1" office:value-type="string">
            <text:p>Click acme drive in Content explorer portlet</text:p>
          </table:table-cell>
          <table:table-cell table:style-name="ce165" office:value-type="string">
            <text:p>Content of acme drive is shown inside portlet and no error</text:p>
          </table:table-cell>
          <table:table-cell table:style-name="ce177"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7" office:value-type="string">
            <text:p>High</text:p>
          </table:table-cell>
          <table:table-cell table:style-name="ce165" office:value-type="string">
            <text:p>ECMS-3302</text:p>
            <text:p/>
          </table:table-cell>
          <table:table-cell table:style-name="ce165" table:number-columns-repeated="1014"/>
        </table:table-row>
        <table:table-row table:style-name="ro25">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1" office:value-type="string">
            <text:p>- Upload a document</text:p>
            <text:p>- Right click it and choose "View document"</text:p>
          </table:table-cell>
          <table:table-cell table:style-name="ce165" office:value-type="string">
            <text:p>Content of document is displayed well</text:p>
          </table:table-cell>
          <table:table-cell table:style-name="ce177"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7"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7" office:value-type="string">
            <text:p>High</text:p>
          </table:table-cell>
          <table:table-cell table:style-name="ce165" office:value-type="string">
            <text:p>CCP-1196 ECMS-3316</text:p>
          </table:table-cell>
          <table:table-cell table:style-name="ce171"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1" office:value-type="string">
            <text:p>- Create 100 documents with 'colpin'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45" office:value-type="string">
            <text:p>- Fill in the simple search above action bar the word “auto”</text:p>
          </table:table-cell>
          <table:table-cell table:style-name="ce165" office:value-type="string">
            <text:p>- All documents with word 'auto' is display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45" office:value-type="string">
            <text:p>- Fill in the simple search above action bar the word “colpin”</text:p>
          </table:table-cell>
          <table:table-cell table:style-name="ce171" office:value-type="string">
            <text:p>Search result of above search is cleared and Display new search result with all documents with "colpin" word</text:p>
          </table:table-cell>
          <table:table-cell table:style-name="ce177"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1" office:value-type="string">
            <text:p>All created documents are listed</text:p>
          </table:table-cell>
          <table:table-cell table:style-name="ce177" office:value-type="string">
            <text:p>Medium</text:p>
          </table:table-cell>
          <table:table-cell table:style-name="ce171"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2">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70" office:value-type="string">
            <text:p>Documents are included in the search results with each document is in different path</text:p>
            <text:p>Title of document is displayed not name.</text:p>
          </table:table-cell>
          <table:table-cell table:style-name="ce177" office:value-type="string">
            <text:p>Medium</text:p>
          </table:table-cell>
          <table:table-cell table:style-name="ce171" office:value-type="string">
            <text:p>CCP-970 ECMS-2309</text:p>
          </table:table-cell>
          <table:table-cell table:style-name="ce170" office:value-type="string">
            <text:p><text:s text:c="4"/>* <text:s/>Lack of 1 symlink for New1 on result.</text:p>
            <text:p><text:s text:c="4"/>* Titles should be displayed instead of name</text:p>
            <text:p/>
          </table:table-cell>
          <table:table-cell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77" office:value-type="string">
            <text:p>Medium</text:p>
          </table:table-cell>
          <table:table-cell table:style-name="ce171" office:value-type="string">
            <text:p>CCP-970 ECMS-2309</text:p>
          </table:table-cell>
          <table:table-cell office:value-type="string">
            <text:p>The result of previous search isn't clean.</text:p>
          </table:table-cell>
          <table:table-cell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7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0" office:value-type="string">
            <text:p><text:s/>The Taxonomy Tree is created successfully</text:p>
          </table:table-cell>
          <table:table-cell table:style-name="ce177" office:value-type="string">
            <text:p>Medium</text:p>
          </table:table-cell>
          <table:table-cell office:value-type="string">
            <text:p>CCP-1150 ECMS-3057</text:p>
          </table:table-cell>
          <table:table-cell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77" office:value-type="string">
            <text:p>Medium</text:p>
          </table:table-cell>
          <table:table-cell office:value-type="string">
            <text:p>CCP-1150 ECMS-3057</text:p>
          </table:table-cell>
          <table:table-cell table:style-name="ce170" office:value-type="string">
            <text:p>You will see NullPointerException.</text:p>
          </table:table-cell>
          <table:table-cell table:number-columns-repeated="1013"/>
        </table:table-row>
        <table:table-row table:style-name="ro50">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77" office:value-type="string">
            <text:p>Medium</text:p>
          </table:table-cell>
          <table:table-cell office:value-type="string">
            <text:p>ECMS-3131</text:p>
            <text:p>CCP-1167</text:p>
          </table:table-cell>
          <table:table-cell table:style-name="ce170" office:value-type="string">
            <text:p>the HTML list was not displayed</text:p>
          </table:table-cell>
          <table:table-cell table:number-columns-repeated="1013"/>
        </table:table-row>
        <table:table-row table:style-name="ro38">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0"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41">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 Choose <text:s/></text:span><text:span text:style-name="T6">name: exo: </text:span><text:span text:style-name="T6">mynodety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87" office:value-type="float" office:value="1">
            <text:p>001</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text:span><text:span text:style-name="T7">my node</text:span></text:p>
          </table:table-cell>
          <table:table-cell office:value-type="string">
            <text:p>Medium</text:p>
          </table:table-cell>
          <table:table-cell office:value-type="string">
            <text:p>CCP-1177 ECMS-3227</text:p>
          </table:table-cell>
          <table:table-cell table:number-columns-repeated="1014"/>
        </table:table-row>
        <table:table-row table:style-name="ro17">
          <table:table-cell/>
          <table:table-cell table:style-name="ce53" office:value-type="string">
            <text:p>REG_PLF308_ECMS_013</text:p>
          </table:table-cell>
          <table:table-cell table:style-name="ce187" office:value-type="float" office:value="1">
            <text:p>001</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8">
          <table:table-cell/>
          <table:table-cell table:style-name="ce53" office:value-type="string">
            <text:p>REG_PLF308_ECMS_013</text:p>
          </table:table-cell>
          <table:table-cell table:style-name="ce187" office:value-type="float" office:value="1">
            <text:p>001</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31">
          <table:table-cell/>
          <table:table-cell table:style-name="ce53"/>
          <table:table-cell table:style-name="ce187"/>
          <table:table-cell/>
          <table:table-cell table:style-name="ce128"/>
          <table:table-cell table:number-columns-repeated="1019"/>
        </table:table-row>
        <table:table-row table:style-name="ro31" table:number-rows-repeated="39">
          <table:table-cell table:number-columns-repeated="1024"/>
        </table:table-row>
        <table:table-row table:style-name="ro31" table:number-rows-repeated="11">
          <table:table-cell table:number-columns-repeated="3"/>
          <table:table-cell table:style-name="ce128"/>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9" table:style-name="ta1" table:print="false">
        <table:table-column table:style-name="co8" table:default-cell-style-name="ce143"/>
        <table:table-column table:style-name="co8" table:default-cell-style-name="ce167"/>
        <table:table-column table:style-name="co8" table:default-cell-style-name="ce187"/>
        <table:table-column table:style-name="co8" table:default-cell-style-name="ce69"/>
        <table:table-column table:style-name="co43" table:default-cell-style-name="ce66"/>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8" table:default-cell-style-name="ce69"/>
        <table:table-column table:style-name="co48" table:default-cell-style-name="ce290"/>
        <table:table-column table:style-name="co8" table:number-columns-repeated="1013"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8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8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9 for regression test</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7"/>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12" table:number-columns-spanned="3" table:number-rows-spanned="1">
            <text:p>12</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7"/>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88"/>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89"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8">
          <table:table-cell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9">
          <table:table-cell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8">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17">
          <table:table-cell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8">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8">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91" office:value-type="string">
            <text:p><text:a xlink:href="https://jira.exoplatform.org/browse/ECMS-3420"> </text:a></text:p>
          </table:table-cell>
          <table:table-cell table:number-columns-repeated="1013"/>
        </table:table-row>
        <table:table-row table:style-name="ro25">
          <table:table-cell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8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8">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8">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8">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92" office:value-type="string">
            <text:p>the content doesn't exist in the printed page</text:p>
          </table:table-cell>
          <table:table-cell table:number-columns-repeated="1013"/>
        </table:table-row>
        <table:table-row table:style-name="ro17">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17">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17">
          <table:table-cell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25">
          <table:table-cell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91"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17">
          <table:table-cell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8">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8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
      <table:table table:name="Bug_v2_1_10" table:style-name="ta1" table:print="false">
        <table:table-column table:style-name="co8" table:default-cell-style-name="ce69"/>
        <table:table-column table:style-name="co49" table:default-cell-style-name="ce69"/>
        <table:table-column table:style-name="co8" table:default-cell-style-name="ce69"/>
        <table:table-column table:style-name="co50" table:default-cell-style-name="ce69"/>
        <table:table-column table:style-name="co51" table:default-cell-style-name="ce69"/>
        <table:table-column table:style-name="co52" table:default-cell-style-name="ce69"/>
        <table:table-column table:style-name="co59" table:default-cell-style-name="ce69"/>
        <table:table-column table:style-name="co60" table:default-cell-style-name="ce69"/>
        <table:table-column table:style-name="co8" table:number-columns-repeated="1016"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10 for regression test</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93" office:value-type="string">
            <text:p><text:a xlink:href="https://jira.exoplatform.org/browse/CCP-1323">CCP-1323</text:a></text:p>
            <text:p>ECMS-3801</text:p>
          </table:table-cell>
          <table:table-cell table:style-name="Default"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67"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text:span><text:span text:style-name="T15">Explorer </text:span></text:p>
            <text:p><text:span text:style-name="T12">- Select any </text:span><text:span text:style-name="T12">drive</text:span></text:p>
            <text:p><text:span text:style-name="T12">- Click on </text:span><text:span text:style-name="T15">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91" office:value-type="string">
            <text:p>Get the expected office file, conditions.doc</text:p>
          </table:table-cell>
          <table:table-cell office:value-type="string">
            <text:p>High</text:p>
          </table:table-cell>
          <table:table-cell office:value-type="string">
            <text:p>ECMS-2071</text:p>
            <text:p>CCP-840</text:p>
          </table:table-cell>
          <table:table-cell table:style-name="ce296" office:value-type="string">
            <text:p>Get a "openit.lnk" file</text:p>
          </table:table-cell>
          <table:table-cell table:style-name="Default" table:number-columns-repeated="1013"/>
        </table:table-row>
        <table:table-row table:style-name="ro29" table:number-rows-repeated="10">
          <table:table-cell table:number-columns-repeated="1024"/>
        </table:table-row>
        <table:table-row table:style-name="ro29">
          <table:table-cell table:number-columns-repeated="1024"/>
        </table:table-row>
      </table:table>
      <table:table table:name="XSS" table:style-name="ta1" table:print="false">
        <table:table-column table:style-name="co8" table:number-columns-repeated="4" table:default-cell-style-name="ce69"/>
        <table:table-column table:style-name="co61" table:default-cell-style-name="ce69"/>
        <table:table-column table:style-name="co62" table:default-cell-style-name="ce69"/>
        <table:table-column table:style-name="co63" table:default-cell-style-name="ce69"/>
        <table:table-column table:style-name="co64" table:default-cell-style-name="ce69"/>
        <table:table-column table:style-name="co8" table:number-columns-repeated="1016"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XSS for regression test</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style-name="ce278"/>
          <table:covered-table-cell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 Login as mary</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5">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formula="of:=[.B7]" office:value-type="string" office:string-value="REG_XSS_ECMS_001">
            <text:p>REG_XSS_ECMS_001</text:p>
          </table:table-cell>
          <table:table-cell table:style-name="ce29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text:span><text:span text:style-name="T7">Administrati</text:span><text:span text:style-name="T7">on</text:span> </text:p>
            <text:p>- Go to <text:s/><text:span text:style-name="T7">Categories&amp;</text:span><text:span text:style-name="T7">Tags → </text:span><text:span text:style-name="T7">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167" office:value-type="string">
            <text:p>REG_XSS_ECMS_001</text:p>
          </table:table-cell>
          <table:table-cell table:style-name="ce187" office:value-type="float" office:value="1">
            <text:p>001</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formula="of:=[.B9]" office:value-type="string" office:string-value="REG_XSS_ECMS_002">
            <text:p>REG_XSS_ECMS_002</text:p>
          </table:table-cell>
          <table:table-cell table:style-name="ce29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167"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41">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99"/>
          <table:table-cell table:style-name="ce244"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7:02:3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7:02:30</dc:date>
    <meta:print-date>2008-06-17T00:45:47</meta:print-date>
    <dc:language>en-US</dc:language>
    <meta:editing-cycles>1246</meta:editing-cycles>
    <meta:editing-duration>PT470H08M44S</meta:editing-duration>
    <dc:creator>exoplatform </dc:creator>
    <meta:document-statistic meta:table-count="11" meta:cell-count="3621" meta:object-count="1"/>
    <meta:user-defined meta:name="Info 1"/>
    <meta:user-defined meta:name="Info 2"/>
    <meta:user-defined meta:name="Info 3"/>
    <meta:user-defined meta:name="Info 4"/>
  </office:meta>
</office:document-meta>
</file>